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1.542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2154in"/>
    </style:style>
    <style:style style:name="co4" style:family="table-column">
      <style:table-column-properties fo:break-before="auto" style:column-width="4.3083in"/>
    </style:style>
    <style:style style:name="co5" style:family="table-column">
      <style:table-column-properties fo:break-before="auto" style:column-width="0.6626in"/>
    </style:style>
    <style:style style:name="co7" style:family="table-column">
      <style:table-column-properties fo:break-before="auto" style:column-width="0.3362in"/>
    </style:style>
    <style:style style:name="co8" style:family="table-column">
      <style:table-column-properties fo:break-before="auto" style:column-width="1.4819in"/>
    </style:style>
    <style:style style:name="co9" style:family="table-column">
      <style:table-column-properties fo:break-before="auto" style:column-width="1.2925in"/>
    </style:style>
    <style:style style:name="co10" style:family="table-column">
      <style:table-column-properties fo:break-before="auto" style:column-width="6.0665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3272in"/>
    </style:style>
    <style:style style:name="co13" style:family="table-column">
      <style:table-column-properties fo:break-before="auto" style:column-width="1.7402in"/>
    </style:style>
    <style:style style:name="co14" style:family="table-column">
      <style:table-column-properties fo:break-before="auto" style:column-width="1.3016in"/>
    </style:style>
    <style:style style:name="co15" style:family="table-column">
      <style:table-column-properties fo:break-before="auto" style:column-width="0.2154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0.2327in"/>
    </style:style>
    <style:style style:name="co18" style:family="table-column">
      <style:table-column-properties fo:break-before="auto" style:column-width="0.198in"/>
    </style:style>
    <style:style style:name="co19" style:family="table-column">
      <style:table-column-properties fo:break-before="auto" style:column-width="0.172in"/>
    </style:style>
    <style:style style:name="co20" style:family="table-column">
      <style:table-column-properties fo:break-before="auto" style:column-width="1.2752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1.3098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1807in"/>
    </style:style>
    <style:style style:name="co25" style:family="table-column">
      <style:table-column-properties fo:break-before="auto" style:column-width="12.039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2929in"/>
    </style:style>
    <style:style style:name="co28" style:family="table-column">
      <style:table-column-properties fo:break-before="auto" style:column-width="1.172in"/>
    </style:style>
    <style:style style:name="co29" style:family="table-column">
      <style:table-column-properties fo:break-before="auto" style:column-width="1.8098in"/>
    </style:style>
    <style:style style:name="co30" style:family="table-column">
      <style:table-column-properties fo:break-before="auto" style:column-width="0.3016in"/>
    </style:style>
    <style:style style:name="co31" style:family="table-column">
      <style:table-column-properties fo:break-before="auto" style:column-width="1.1634in"/>
    </style:style>
    <style:style style:name="co32" style:family="table-column">
      <style:table-column-properties fo:break-before="auto" style:column-width="0.1984in"/>
    </style:style>
    <style:style style:name="co33" style:family="table-column">
      <style:table-column-properties fo:break-before="auto" style:column-width="0.7957in"/>
    </style:style>
    <style:style style:name="co34" style:family="table-column">
      <style:table-column-properties fo:break-before="auto" style:column-width="0.3028in"/>
    </style:style>
    <style:style style:name="co35" style:family="table-column">
      <style:table-column-properties fo:break-before="auto" style:column-width="0.7866in"/>
    </style:style>
    <style:style style:name="co36" style:family="table-column">
      <style:table-column-properties fo:break-before="auto" style:column-width="0.3457in"/>
    </style:style>
    <style:style style:name="co37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93in"/>
    </style:style>
    <style:style style:name="co40" style:family="table-column">
      <style:table-column-properties fo:break-before="auto" style:column-width="1.3354in"/>
    </style:style>
    <style:style style:name="co41" style:family="table-column">
      <style:table-column-properties fo:break-before="auto" style:column-width="1.4217in"/>
    </style:style>
    <style:style style:name="co42" style:family="table-column">
      <style:table-column-properties fo:break-before="auto" style:column-width="1.2236in"/>
    </style:style>
    <style:style style:name="co43" style:family="table-column">
      <style:table-column-properties fo:break-before="auto" style:column-width="1.3437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3665in" fo:break-before="auto" style:use-optimal-row-height="false"/>
    </style:style>
    <style:style style:name="ro6" style:family="table-row">
      <style:table-row-properties style:row-height="0.2366in" fo:break-before="auto" style:use-optimal-row-height="true"/>
    </style:style>
    <style:style style:name="ro7" style:family="table-row">
      <style:table-row-properties style:row-height="1.1252in" fo:break-before="auto" style:use-optimal-row-height="false"/>
    </style:style>
    <style:style style:name="ro8" style:family="table-row">
      <style:table-row-properties style:row-height="0.5165in" fo:break-before="auto" style:use-optimal-row-height="fals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3752in" fo:break-before="auto" style:use-optimal-row-height="fals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0665in" fo:break-before="auto" style:use-optimal-row-height="false"/>
    </style:style>
    <style:style style:name="ro14" style:family="table-row">
      <style:table-row-properties style:row-height="0.1583in" fo:break-before="auto" style:use-optimal-row-height="false"/>
    </style:style>
    <style:style style:name="ro15" style:family="table-row">
      <style:table-row-properties style:row-height="0.2008in" fo:break-before="auto" style:use-optimal-row-height="false"/>
    </style:style>
    <style:style style:name="ro16" style:family="table-row">
      <style:table-row-properties style:row-height="0.4016in" fo:break-before="auto" style:use-optimal-row-height="false"/>
    </style:style>
    <style:style style:name="ro17" style:family="table-row">
      <style:table-row-properties style:row-height="0.0835in" fo:break-before="auto" style:use-optimal-row-height="false"/>
    </style:style>
    <style:style style:name="ro18" style:family="table-row">
      <style:table-row-properties style:row-height="0.3173in" fo:break-before="auto" style:use-optimal-row-height="false"/>
    </style:style>
    <style:style style:name="ro19" style:family="table-row">
      <style:table-row-properties style:row-height="0.1701in" fo:break-before="auto" style:use-optimal-row-height="true"/>
    </style:style>
    <style:style style:name="ta2" style:family="table" style:master-page-name="PageStyle_5f_User_20_Settings">
      <style:table-properties table:display="true" style:writing-mode="lr-tb"/>
    </style:style>
    <style:style style:name="ta3" style:family="table" style:master-page-name="PageStyle_5f_Alarm_20_Settings">
      <style:table-properties table:display="true" style:writing-mode="lr-tb"/>
    </style:style>
    <style:style style:name="ta4" style:family="table" style:master-page-name="PageStyle_5f_Sensor_20_Settings">
      <style:table-properties table:display="true" style:writing-mode="lr-tb"/>
    </style:style>
    <style:style style:name="ta5" style:family="table" style:master-page-name="PageStyle_5f_Bit_20_Shift">
      <style:table-properties table:display="true" style:writing-mode="lr-tb"/>
    </style:style>
    <style:style style:name="ta6" style:family="table" style:master-page-name="PageStyle_5f_LCD_20_Setups">
      <style:table-properties table:display="true" style:writing-mode="lr-tb"/>
    </style:style>
    <style:style style:name="ta7" style:family="table" style:master-page-name="PageStyle_5f_Menu_20_Variables">
      <style:table-properties table:display="true" style:writing-mode="lr-tb"/>
    </style:style>
    <style:style style:name="ta8" style:family="table" style:master-page-name="PageStyle_5f_12_20_Hour">
      <style:table-properties table:display="true" style:writing-mode="lr-tb"/>
    </style:style>
    <style:style style:name="ta9" style:family="table" style:master-page-name="PageStyle_5f_Timing">
      <style:table-properties table:display="true" style:writing-mode="lr-tb"/>
    </style:style>
    <style:style style:name="ta10" style:family="table" style:master-page-name="PageStyle_5f_TFT_20_Menu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Non_20_User_20_Settings">
      <style:table-properties table:display="true" style:writing-mode="lr-tb"/>
    </style:style>
    <style:style style:name="ta13" style:family="table" style:master-page-name="PageStyle_5f_Menu_20_Entri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rotation-align="none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0.0346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346in solid #000000"/>
    </style:style>
    <style:style style:name="ce22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3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3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3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90" style:rotation-align="bottom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346in solid #000000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4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4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4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8eb4e3"/>
    </style:style>
    <style:style style:name="ce56" style:family="table-cell" style:parent-style-name="Excel_20_Built-in_20_Normal">
      <style:table-cell-properties fo:background-color="transparent"/>
    </style:style>
    <style:style style:name="ce57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58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59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60" style:family="table-cell" style:parent-style-name="Excel_20_Built-in_20_Normal">
      <style:table-cell-properties fo:background-color="#948a54"/>
    </style:style>
    <style:style style:name="ce61" style:family="table-cell" style:parent-style-name="Excel_20_Built-in_20_Normal">
      <style:table-cell-properties fo:background-color="#604a7b"/>
    </style:style>
    <style:style style:name="ce62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63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65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ackground-color="#93cddd"/>
    </style:style>
    <style:style style:name="ce70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71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72" style:family="table-cell" style:parent-style-name="Excel_20_Built-in_20_Normal"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4" style:family="table-cell" style:parent-style-name="Excel_20_Built-in_20_Normal">
      <style:table-cell-properties fo:background-color="#e6e0e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5" style:family="table-cell" style:parent-style-name="Excel_20_Built-in_20_Normal">
      <style:table-cell-properties fo:background-color="#b3a2c7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6" style:family="table-cell" style:parent-style-name="Excel_20_Built-in_20_Normal">
      <style:table-cell-properties fo:background-color="#604a7b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8" style:family="table-cell" style:parent-style-name="Excel_20_Built-in_20_Normal">
      <style:table-cell-properties fo:background-color="#95b3d7"/>
    </style:style>
    <style:style style:name="ce79" style:family="table-cell" style:parent-style-name="Excel_20_Built-in_20_Normal">
      <style:table-cell-properties fo:background-color="#fac090"/>
    </style:style>
    <style:style style:name="ce80" style:family="table-cell" style:parent-style-name="Excel_20_Built-in_20_Normal">
      <style:table-cell-properties fo:background-color="#ffff00"/>
    </style:style>
    <style:style style:name="ce81" style:family="table-cell" style:parent-style-name="Excel_20_Built-in_20_Normal">
      <style:table-cell-properties fo:background-color="#d99694"/>
    </style:style>
    <style:style style:name="ce82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Excel_20_Built-in_20_Normal">
      <style:table-cell-properties fo:background-color="#83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Excel_20_Built-in_20_Normal">
      <style:table-cell-properties fo:background-color="#83caff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ackground-color="#83caff"/>
    </style:style>
    <style:style style:name="ce110" style:family="table-cell" style:parent-style-name="Excel_20_Built-in_20_Normal">
      <style:table-cell-properties fo:background-color="#b3a2c7"/>
    </style:style>
    <style:style style:name="ce111" style:family="table-cell" style:parent-style-name="Excel_20_Built-in_20_Normal" style:data-style-name="N8124"/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n User Settings" table:style-name="ta12" table:print="false">
        <office:forms form:automatic-focus="false" form:apply-design-mode="false"/>
        <table:table-column table:style-name="co1" table:default-cell-style-name="Excel_20_Built-in_20_Normal"/>
        <table:table-column table:style-name="co39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NON USER SETTINGS</text:p>
          </table:table-cell>
          <table:covered-table-cell table:number-columns-repeated="3" table:style-name="ce2"/>
          <table:table-cell office:value-type="string">
            <text:p>Start Address = 00</text:p>
          </table:table-cell>
          <table:table-cell office:value-type="string">
            <text:p>Ending Address = 1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9">
          <table:table-cell office:value-type="float" office:value="0">
            <text:p>0</text:p>
          </table:table-cell>
          <table:table-cell office:value-type="string">
            <text:p>configID</text:p>
          </table:table-cell>
          <table:table-cell office:value-type="string">
            <text:p>Boolea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fines if there are setting stored in the EEPROM for the current config setup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irst_Run</text:p>
          </table:table-cell>
          <table:table-cell table:style-name="ce3" office:value-type="string">
            <text:p>Bool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termines if this is the first run for the user 0 = first run; 1 = Other runs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uild Year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Year when the file was complie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uild Month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Month when the file was compile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ild Day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Day when the file was compiled</text:p>
          </table:table-cell>
          <table:table-cell table:number-columns-repeated="1018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serialDebug byte 1</text:p>
          </table:table-cell>
          <table:table-cell table:style-name="ce3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 1<text:span text:style-name="T2">st</text:span> byte for the debugging bits See to the left for flag postions</text:p>
          </table:table-cell>
          <table:table-cell table:number-columns-repeated="1018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serialDebug byte2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 2<text:span text:style-name="T2">nd</text:span> byte for the debugging bits See to the left for flag postions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 Setting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6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USER SETTINGS</text:p>
          </table:table-cell>
          <table:covered-table-cell table:number-columns-repeated="3" table:style-name="ce2"/>
          <table:table-cell office:value-type="string">
            <text:p>Start Address = 20</text:p>
          </table:table-cell>
          <table:table-cell office:value-type="string">
            <text:p>Ending Address = 4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mpType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emperature Type 0 = Celsius; 1 = Fahrenheit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mpPrecision</text:p>
          </table:table-cell>
          <table:table-cell table:style-name="ce3" office:value-type="string">
            <text:p>Boolean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mpReadDelay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imeFormat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ime format 0 = 24 hour, 1 = 12 hour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condsDisplay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Display of the seconds: 0 = No; 1 = Yes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acklightLevel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acklightTimeout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lowSensorEnable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byte to determine if the flow sensor is enabled. <text:s/>0 = Disabled, 1 = Enabled.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lowRateMax</text:p>
          </table:table-cell>
          <table:table-cell table:style-name="ce3" office:value-type="string">
            <text:p>Int</text:p>
          </table:table-cell>
          <table:table-cell table:number-columns-repeated="102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lowRateMin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minimum flow rate to trigger an alarm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office:value-type="string">
            <text:p>Light_Typ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Type of lighting 0 = Flourescent; 1 = LED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arm Settings" table:style-name="ta3" table:print="false">
        <office:forms form:automatic-focus="false" form:apply-design-mode="false"/>
        <table:table-column table:style-name="co7" table:default-cell-style-name="ce11"/>
        <table:table-column table:style-name="co1" table:default-cell-style-name="ce11"/>
        <table:table-column table:style-name="co8" table:default-cell-style-name="ce24"/>
        <table:table-column table:style-name="co2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7" table:default-cell-style-name="ce11"/>
        <table:table-row table:style-name="ro3">
          <table:table-cell table:style-name="ce4" office:value-type="string" table:number-columns-spanned="5" table:number-rows-spanned="1">
            <text:p>Alarm SETTINGS</text:p>
          </table:table-cell>
          <table:covered-table-cell table:number-columns-repeated="3" table:style-name="ce12"/>
          <table:covered-table-cell table:style-name="ce30"/>
          <table:table-cell table:style-name="ce32" office:value-type="string">
            <text:p>Start Address = 100</text:p>
          </table:table-cell>
          <table:table-cell table:style-name="ce34" office:value-type="string">
            <text:p>Ending Address =150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string">
            <text:p>E2 Address</text:p>
          </table:table-cell>
          <table:table-cell table:style-name="ce17" office:value-type="string">
            <text:p>Setting</text:p>
          </table:table-cell>
          <table:table-cell table:style-name="ce25" office:value-type="string">
            <text:p>Data Type</text:p>
          </table:table-cell>
          <table:table-cell table:style-name="ce25" office:value-type="string">
            <text:p>Bytes Used</text:p>
          </table:table-cell>
          <table:table-cell table:style-name="ce33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2">
          <table:table-cell table:style-name="ce6" table:number-columns-spanned="1" table:number-rows-spanned="2"/>
          <table:table-cell table:style-name="ce14" office:value-type="float" office:value="100">
            <text:p>100</text:p>
          </table:table-cell>
          <table:table-cell table:style-name="ce18" office:value-type="string">
            <text:p>AlarmEnable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Byte for storing all 8 alarms using each bit for each alarm as an on or off.</text:p>
          </table:table-cell>
          <table:table-cell table:number-columns-repeated="1017"/>
        </table:table-row>
        <table:table-row table:style-name="ro2">
          <table:covered-table-cell table:style-name="ce7"/>
          <table:table-cell table:style-name="ce15" office:value-type="float" office:value="101">
            <text:p>101</text:p>
          </table:table-cell>
          <table:table-cell table:style-name="ce19" office:value-type="string">
            <text:p>AlarmState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Current state of the Alarms: <text:s/>Stores all 8 alarms using each bit as an on or off.</text:p>
          </table:table-cell>
          <table:table-cell table:number-columns-repeated="1017"/>
        </table:table-row>
        <table:table-row table:style-name="ro4">
          <table:table-cell table:style-name="ce8" office:value-type="string" table:number-columns-spanned="1" table:number-rows-spanned="6">
            <text:p>ALARM 0</text:p>
          </table:table-cell>
          <table:table-cell table:style-name="ce14" office:value-type="float" office:value="102">
            <text:p>102</text:p>
          </table:table-cell>
          <table:table-cell table:style-name="ce18" office:value-type="string">
            <text:p>AlarmType[0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3">
            <text:p>103</text:p>
          </table:table-cell>
          <table:table-cell table:style-name="ce19" office:value-type="string">
            <text:p>AlarmRelay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4">
            <text:p>104</text:p>
          </table:table-cell>
          <table:table-cell table:style-name="ce19" office:value-type="string">
            <text:p>AlarmHour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5">
            <text:p>105</text:p>
          </table:table-cell>
          <table:table-cell table:style-name="ce19" office:value-type="string">
            <text:p>AlarmMin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6">
            <text:p>106</text:p>
          </table:table-cell>
          <table:table-cell table:style-name="ce19" office:value-type="string">
            <text:p>AlarmHourOff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07">
            <text:p>107</text:p>
          </table:table-cell>
          <table:table-cell table:style-name="ce20" office:value-type="string">
            <text:p>AlarmMinOff[0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1</text:p>
          </table:table-cell>
          <table:table-cell table:style-name="ce14" office:value-type="float" office:value="108">
            <text:p>108</text:p>
          </table:table-cell>
          <table:table-cell table:style-name="ce21" office:value-type="string">
            <text:p>AlarmType[1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9">
            <text:p>109</text:p>
          </table:table-cell>
          <table:table-cell table:style-name="ce22" office:value-type="string">
            <text:p>AlarmRelay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0">
            <text:p>110</text:p>
          </table:table-cell>
          <table:table-cell table:style-name="ce22" office:value-type="string">
            <text:p>AlarmHour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1">
            <text:p>111</text:p>
          </table:table-cell>
          <table:table-cell table:style-name="ce22" office:value-type="string">
            <text:p>AlarmMin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2">
            <text:p>112</text:p>
          </table:table-cell>
          <table:table-cell table:style-name="ce22" office:value-type="string">
            <text:p>AlarmHourOff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13">
            <text:p>113</text:p>
          </table:table-cell>
          <table:table-cell table:style-name="ce23" office:value-type="string">
            <text:p>AlarmMinOff[1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2</text:p>
          </table:table-cell>
          <table:table-cell table:style-name="ce15" office:value-type="float" office:value="114">
            <text:p>114</text:p>
          </table:table-cell>
          <table:table-cell table:style-name="ce22" office:value-type="string">
            <text:p>AlarmType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5">
            <text:p>115</text:p>
          </table:table-cell>
          <table:table-cell table:style-name="ce22" office:value-type="string">
            <text:p>AlarmRelay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6">
            <text:p>116</text:p>
          </table:table-cell>
          <table:table-cell table:style-name="ce22" office:value-type="string">
            <text:p>AlarmHour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7">
            <text:p>117</text:p>
          </table:table-cell>
          <table:table-cell table:style-name="ce22" office:value-type="string">
            <text:p>AlarmMin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8">
            <text:p>118</text:p>
          </table:table-cell>
          <table:table-cell table:style-name="ce22" office:value-type="string">
            <text:p>AlarmHour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19">
            <text:p>119</text:p>
          </table:table-cell>
          <table:table-cell table:style-name="ce22" office:value-type="string">
            <text:p>AlarmMin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3</text:p>
          </table:table-cell>
          <table:table-cell table:style-name="ce14" office:value-type="float" office:value="120">
            <text:p>120</text:p>
          </table:table-cell>
          <table:table-cell table:style-name="ce21" office:value-type="string">
            <text:p>AlarmType[3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1">
            <text:p>121</text:p>
          </table:table-cell>
          <table:table-cell table:style-name="ce22" office:value-type="string">
            <text:p>AlarmRelay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2">
            <text:p>122</text:p>
          </table:table-cell>
          <table:table-cell table:style-name="ce22" office:value-type="string">
            <text:p>AlarmHour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3">
            <text:p>123</text:p>
          </table:table-cell>
          <table:table-cell table:style-name="ce22" office:value-type="string">
            <text:p>AlarmMin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4">
            <text:p>124</text:p>
          </table:table-cell>
          <table:table-cell table:style-name="ce22" office:value-type="string">
            <text:p>AlarmHourOff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25">
            <text:p>125</text:p>
          </table:table-cell>
          <table:table-cell table:style-name="ce23" office:value-type="string">
            <text:p>AlarmMinOff[3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4</text:p>
          </table:table-cell>
          <table:table-cell table:style-name="ce15" office:value-type="float" office:value="126">
            <text:p>126</text:p>
          </table:table-cell>
          <table:table-cell table:style-name="ce22" office:value-type="string">
            <text:p>AlarmType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7">
            <text:p>127</text:p>
          </table:table-cell>
          <table:table-cell table:style-name="ce22" office:value-type="string">
            <text:p>AlarmRelay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8">
            <text:p>128</text:p>
          </table:table-cell>
          <table:table-cell table:style-name="ce22" office:value-type="string">
            <text:p>AlarmHour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9">
            <text:p>129</text:p>
          </table:table-cell>
          <table:table-cell table:style-name="ce22" office:value-type="string">
            <text:p>AlarmMin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0">
            <text:p>130</text:p>
          </table:table-cell>
          <table:table-cell table:style-name="ce22" office:value-type="string">
            <text:p>AlarmHour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31">
            <text:p>131</text:p>
          </table:table-cell>
          <table:table-cell table:style-name="ce22" office:value-type="string">
            <text:p>AlarmMin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5</text:p>
          </table:table-cell>
          <table:table-cell table:style-name="ce14" office:value-type="float" office:value="132">
            <text:p>132</text:p>
          </table:table-cell>
          <table:table-cell table:style-name="ce21" office:value-type="string">
            <text:p>AlarmType[5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3">
            <text:p>133</text:p>
          </table:table-cell>
          <table:table-cell table:style-name="ce22" office:value-type="string">
            <text:p>AlarmRelay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4">
            <text:p>134</text:p>
          </table:table-cell>
          <table:table-cell table:style-name="ce22" office:value-type="string">
            <text:p>AlarmHour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5">
            <text:p>135</text:p>
          </table:table-cell>
          <table:table-cell table:style-name="ce22" office:value-type="string">
            <text:p>AlarmMin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6">
            <text:p>136</text:p>
          </table:table-cell>
          <table:table-cell table:style-name="ce22" office:value-type="string">
            <text:p>AlarmHourOff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37">
            <text:p>137</text:p>
          </table:table-cell>
          <table:table-cell table:style-name="ce23" office:value-type="string">
            <text:p>AlarmMinOff[5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6</text:p>
          </table:table-cell>
          <table:table-cell table:style-name="ce15" office:value-type="float" office:value="138">
            <text:p>138</text:p>
          </table:table-cell>
          <table:table-cell table:style-name="ce22" office:value-type="string">
            <text:p>AlarmType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9">
            <text:p>139</text:p>
          </table:table-cell>
          <table:table-cell table:style-name="ce22" office:value-type="string">
            <text:p>AlarmRelay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0">
            <text:p>140</text:p>
          </table:table-cell>
          <table:table-cell table:style-name="ce22" office:value-type="string">
            <text:p>AlarmHour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1">
            <text:p>141</text:p>
          </table:table-cell>
          <table:table-cell table:style-name="ce22" office:value-type="string">
            <text:p>AlarmMin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2">
            <text:p>142</text:p>
          </table:table-cell>
          <table:table-cell table:style-name="ce22" office:value-type="string">
            <text:p>AlarmHour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43">
            <text:p>143</text:p>
          </table:table-cell>
          <table:table-cell table:style-name="ce22" office:value-type="string">
            <text:p>AlarmMin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7</text:p>
          </table:table-cell>
          <table:table-cell table:style-name="ce14" office:value-type="float" office:value="144">
            <text:p>144</text:p>
          </table:table-cell>
          <table:table-cell table:style-name="ce21" office:value-type="string">
            <text:p>AlarmType[7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5">
            <text:p>145</text:p>
          </table:table-cell>
          <table:table-cell table:style-name="ce22" office:value-type="string">
            <text:p>AlarmRelay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6">
            <text:p>146</text:p>
          </table:table-cell>
          <table:table-cell table:style-name="ce22" office:value-type="string">
            <text:p>AlarmHour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7">
            <text:p>147</text:p>
          </table:table-cell>
          <table:table-cell table:style-name="ce22" office:value-type="string">
            <text:p>AlarmMin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8">
            <text:p>148</text:p>
          </table:table-cell>
          <table:table-cell table:style-name="ce22" office:value-type="string">
            <text:p>AlarmHourOff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49">
            <text:p>149</text:p>
          </table:table-cell>
          <table:table-cell table:style-name="ce23" office:value-type="string">
            <text:p>AlarmMinOff[7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/>
          <table:table-cell table:style-name="ce16" office:value-type="float" office:value="150">
            <text:p>150</text:p>
          </table:table-cell>
          <table:table-cell table:style-name="ce19" office:value-type="string">
            <text:p>RelayState</text:p>
          </table:table-cell>
          <table:table-cell table:style-name="ce29" office:value-type="string">
            <text:p>Byte</text:p>
          </table:table-cell>
          <table:table-cell table:style-name="ce24" office:value-type="float" office:value="1">
            <text:p>1</text:p>
          </table:table-cell>
          <table:table-cell/>
          <table:table-cell table:style-name="ce38" office:value-type="string">
            <text:p>Holds the current state of all alarms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 Settings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row table:style-name="ro5">
          <table:table-cell table:style-name="ce1" office:value-type="string" table:number-columns-spanned="5" table:number-rows-spanned="1">
            <text:p>USER SETTINGS</text:p>
          </table:table-cell>
          <table:covered-table-cell table:number-columns-repeated="4" table:style-name="ce2"/>
          <table:table-cell office:value-type="string">
            <text:p>Start Address = 151</text:p>
          </table:table-cell>
          <table:table-cell office:value-type="string">
            <text:p>Ending Address = 255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>
            <text:p>E2 Address</text:p>
          </table:table-cell>
          <table:table-cell table:style-name="ce21" office:value-type="string">
            <text:p>Setting</text:p>
          </table:table-cell>
          <table:table-cell table:style-name="ce31" office:value-type="string">
            <text:p>Data Type</text:p>
          </table:table-cell>
          <table:table-cell table:style-name="ce31" office:value-type="string">
            <text:p>Bytes Used</text:p>
          </table:table-cell>
          <table:table-cell table:style-name="ce31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0]</text:p>
          </table:table-cell>
          <table:table-cell table:style-name="ce14" office:value-type="float" office:value="151">
            <text:p>151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2">
            <text:p>152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3">
            <text:p>153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4">
            <text:p>154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5">
            <text:p>155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6">
            <text:p>156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7">
            <text:p>157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58">
            <text:p>158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1]</text:p>
          </table:table-cell>
          <table:table-cell table:style-name="ce14" office:value-type="float" office:value="159">
            <text:p>159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0">
            <text:p>160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1">
            <text:p>161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2">
            <text:p>162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3">
            <text:p>163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4">
            <text:p>164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5">
            <text:p>165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66">
            <text:p>166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2]</text:p>
          </table:table-cell>
          <table:table-cell table:style-name="ce14" office:value-type="float" office:value="167">
            <text:p>167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8">
            <text:p>168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9">
            <text:p>169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0">
            <text:p>170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1">
            <text:p>171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2">
            <text:p>172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3">
            <text:p>173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74">
            <text:p>174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3]</text:p>
          </table:table-cell>
          <table:table-cell table:style-name="ce14" office:value-type="float" office:value="175">
            <text:p>175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6">
            <text:p>176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7">
            <text:p>177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8">
            <text:p>178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9">
            <text:p>179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0">
            <text:p>180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1">
            <text:p>181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5" office:value-type="float" office:value="182">
            <text:p>182</text:p>
          </table:table-cell>
          <table:table-cell table:style-name="ce22" office:value-type="string">
            <text:p>address byte 7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0]</text:p>
          </table:table-cell>
          <table:table-cell table:style-name="ce14" office:value-type="float" office:value="183">
            <text:p>18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42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4">
            <text:p>18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5">
            <text:p>18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6">
            <text:p>18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7">
            <text:p>18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8">
            <text:p>18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9">
            <text:p>18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0">
            <text:p>19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1">
            <text:p>19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92">
            <text:p>19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1]</text:p>
          </table:table-cell>
          <table:table-cell table:style-name="ce14" office:value-type="float" office:value="193">
            <text:p>19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4">
            <text:p>19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5">
            <text:p>19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6">
            <text:p>19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7">
            <text:p>19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8">
            <text:p>19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9">
            <text:p>19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0">
            <text:p>20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1">
            <text:p>20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02">
            <text:p>20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2]</text:p>
          </table:table-cell>
          <table:table-cell table:style-name="ce14" office:value-type="float" office:value="203">
            <text:p>20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4">
            <text:p>20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5">
            <text:p>20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6">
            <text:p>20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7">
            <text:p>20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8">
            <text:p>20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9">
            <text:p>20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0">
            <text:p>21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1">
            <text:p>21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12">
            <text:p>21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3]</text:p>
          </table:table-cell>
          <table:table-cell table:style-name="ce14" office:value-type="float" office:value="213">
            <text:p>21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4">
            <text:p>21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5">
            <text:p>21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6">
            <text:p>21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7">
            <text:p>21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8">
            <text:p>21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9">
            <text:p>21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0">
            <text:p>22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1">
            <text:p>22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22">
            <text:p>22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3">
            <text:p>223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4">
            <text:p>224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5">
            <text:p>225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6">
            <text:p>226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7">
            <text:p>227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8">
            <text:p>228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9">
            <text:p>22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0">
            <text:p>23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1">
            <text:p>2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2">
            <text:p>2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3">
            <text:p>2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4">
            <text:p>23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5">
            <text:p>2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6">
            <text:p>2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7">
            <text:p>2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8">
            <text:p>2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9">
            <text:p>2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1">
            <text:p>24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2">
            <text:p>2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3">
            <text:p>24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4">
            <text:p>2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5">
            <text:p>2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6">
            <text:p>2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7">
            <text:p>24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9">
            <text:p>2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0">
            <text:p>25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1">
            <text:p>2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2">
            <text:p>2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3">
            <text:p>2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4">
            <text:p>2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5">
            <text:p>255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t Shift" table:style-name="ta5" table:print="false">
        <office:forms form:automatic-focus="false" form:apply-design-mode="false"/>
        <table:table-column table:style-name="co11" table:default-cell-style-name="ce44"/>
        <table:table-column table:style-name="co15" table:number-columns-repeated="8" table:default-cell-style-name="Excel_20_Built-in_20_Normal"/>
        <table:table-column table:style-name="co5" table:number-columns-repeated="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number-columns-repeated="1009" table:default-cell-style-name="Excel_20_Built-in_20_Normal"/>
        <table:table-row table:style-name="ro2">
          <table:table-cell table:style-name="ce43"/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/>
          <table:table-cell office:value-type="string">
            <text:p>Serial debugging bits</text:p>
          </table:table-cell>
          <table:table-cell table:number-columns-repeated="7"/>
          <table:table-cell table:style-name="ce46" office:value-type="string">
            <text:p>id</text:p>
          </table:table-cell>
          <table:table-cell table:style-name="ce46" office:value-type="string">
            <text:p>Alarmid</text:p>
          </table:table-cell>
          <table:table-cell table:style-name="ce46" office:value-type="string">
            <text:p>Alarmid</text:p>
          </table:table-cell>
          <table:table-cell table:number-columns-repeated="1001"/>
        </table:table-row>
        <table:table-row table:style-name="ro2">
          <table:table-cell office:value-type="string">
            <text:p>Alarm 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sabled</text:p>
          </table:table-cell>
          <table:table-cell table:number-columns-repeated="6"/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/>
          <table:table-cell table:formula="of:=([.V2]-1)/2" office:value-type="float" office:value="0">
            <text:p>0</text:p>
          </table:table-cell>
          <table:table-cell table:formula="of:=([.W2]-2)/2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string">
            <text:p>Alarm 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mperature Sensors</text:p>
          </table:table-cell>
          <table:table-cell table:number-columns-repeated="6"/>
          <table:table-cell table:style-name="ce46" office:value-type="float" office:value="1">
            <text:p>1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/>
          <table:table-cell table:formula="of:=([.V3]-1)/2" office:value-type="float" office:value="1">
            <text:p>1</text:p>
          </table:table-cell>
          <table:table-cell table:formula="of:=([.W3]-2)/2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Alarm 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nu System</text:p>
          </table:table-cell>
          <table:table-cell table:number-columns-repeated="6"/>
          <table:table-cell table:style-name="ce46" office:value-type="float" office:value="2">
            <text:p>2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/>
          <table:table-cell table:formula="of:=([.V4]-1)/2" office:value-type="float" office:value="2">
            <text:p>2</text:p>
          </table:table-cell>
          <table:table-cell table:formula="of:=([.W4]-2)/2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Alarm 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larm</text:p>
          </table:table-cell>
          <table:table-cell table:number-columns-repeated="6"/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/>
          <table:table-cell table:formula="of:=([.V5]-1)/2" office:value-type="float" office:value="3">
            <text:p>3</text:p>
          </table:table-cell>
          <table:table-cell table:formula="of:=([.W5]-2)/2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string">
            <text:p>Alarm 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EPROM read/write</text:p>
          </table:table-cell>
          <table:table-cell table:number-columns-repeated="6"/>
          <table:table-cell table:style-name="ce46" office:value-type="float" office:value="4">
            <text:p>4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/>
          <table:table-cell table:formula="of:=([.V6]-1)/2" office:value-type="float" office:value="4">
            <text:p>4</text:p>
          </table:table-cell>
          <table:table-cell table:formula="of:=([.W6]-2)/2" office:value-type="float" office:value="4">
            <text:p>4</text:p>
          </table:table-cell>
          <table:table-cell table:number-columns-repeated="998"/>
        </table:table-row>
        <table:table-row table:style-name="ro2">
          <table:table-cell office:value-type="string">
            <text:p>Alarm 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Relays</text:p>
          </table:table-cell>
          <table:table-cell table:number-columns-repeated="6"/>
          <table:table-cell table:style-name="ce46" office:value-type="float" office:value="5">
            <text:p>5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/>
          <table:table-cell table:formula="of:=([.V7]-1)/2" office:value-type="float" office:value="5">
            <text:p>5</text:p>
          </table:table-cell>
          <table:table-cell table:formula="of:=([.W7]-2)/2" office:value-type="float" office:value="5">
            <text:p>5</text:p>
          </table:table-cell>
          <table:table-cell table:number-columns-repeated="998"/>
        </table:table-row>
        <table:table-row table:style-name="ro2">
          <table:table-cell office:value-type="string">
            <text:p>Alarm 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ystem</text:p>
          </table:table-cell>
          <table:table-cell table:number-columns-repeated="6"/>
          <table:table-cell table:style-name="ce46" office:value-type="float" office:value="6">
            <text:p>6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/>
          <table:table-cell table:formula="of:=([.V8]-1)/2" office:value-type="float" office:value="6">
            <text:p>6</text:p>
          </table:table-cell>
          <table:table-cell table:formula="of:=([.W8]-2)/2" office:value-type="float" office:value="6">
            <text:p>6</text:p>
          </table:table-cell>
          <table:table-cell table:number-columns-repeated="998"/>
        </table:table-row>
        <table:table-row table:style-name="ro2">
          <table:table-cell office:value-type="string">
            <text:p>Alarm 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low Sensor</text:p>
          </table:table-cell>
          <table:table-cell table:number-columns-repeated="6"/>
          <table:table-cell table:style-name="ce46" office:value-type="float" office:value="7">
            <text:p>7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6">
            <text:p>16</text:p>
          </table:table-cell>
          <table:table-cell/>
          <table:table-cell table:formula="of:=([.V9]-1)/2" office:value-type="float" office:value="7">
            <text:p>7</text:p>
          </table:table-cell>
          <table:table-cell table:formula="of:=([.W9]-2)/2"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number-columns-repeated="12"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float" office:value="255">
            <text:p>255</text:p>
          </table:table-cell>
          <table:table-cell office:value-type="string">
            <text:p>All Debugging enabled</text:p>
          </table:table-cell>
          <table:table-cell table:number-columns-repeated="1010"/>
        </table:table-row>
        <table:table-row table:style-name="ro2">
          <table:table-cell office:value-type="string">
            <text:p>AlarmEnable</text:p>
          </table:table-cell>
          <table:table-cell table:number-columns-repeated="9" office:value-type="float" office:value="0">
            <text:p>0</text:p>
          </table:table-cell>
          <table:table-cell table:formula="of:=DEC2BIN([.J12])" office:value-type="string" office:string-value="0">
            <text:p>0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DEC2BIN([.J13])" office:value-type="string" office:string-value="1">
            <text:p>1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DEC2BIN([.J14])" office:value-type="string" office:string-value="10">
            <text:p>10</text:p>
          </table:table-cell>
          <table:table-cell/>
          <table:table-cell office:value-type="string">
            <text:p>MenuNumSel types</text:p>
          </table:table-cell>
          <table:table-cell table:number-columns-repeated="1011"/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DEC2BIN([.J15])" office:value-type="string" office:string-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rmal numbers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DEC2BIN([.J16])" office:value-type="string" office:string-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For Hours</text:p>
          </table:table-cell>
          <table:table-cell office:value-type="string">
            <text:p>Minutes should work fine with Normal numbers</text:p>
          </table:table-cell>
          <table:table-cell table:number-columns-repeated="1008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DEC2BIN([.J17])" office:value-type="string" office:string-value="101">
            <text:p>1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s/No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DEC2BIN([.J18])" office:value-type="string" office:string-value="110">
            <text:p>1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nable/Disable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DEC2BIN([.J19])" office:value-type="string" office:string-value="111">
            <text:p>1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+/-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DEC2BIN([.J20])" office:value-type="string" office:string-value="1000">
            <text:p>100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Day of the week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DEC2BIN([.J21])" office:value-type="string" office:string-value="1001">
            <text:p>10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DEC2BIN([.J22])" office:value-type="string" office:string-value="1010">
            <text:p>101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Suppress the save or exit saving message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DEC2BIN([.J23])" office:value-type="string" office:string-value="1011">
            <text:p>1011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No write to EEPROM</text:p>
          </table:table-cell>
          <table:table-cell office:value-type="string">
            <text:p>Any number higher than 128 will be no write</text:p>
          </table:table-cell>
          <table:table-cell table:number-columns-repeated="1009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DEC2BIN([.J24])" office:value-type="string" office:string-value="1100">
            <text:p>11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DEC2BIN([.J25])" office:value-type="string" office:string-value="1101">
            <text:p>11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DEC2BIN([.J26])" office:value-type="string" office:string-value="1110">
            <text:p>1110</text:p>
          </table:table-cell>
          <table:table-cell/>
          <table:table-cell office:value-type="string">
            <text:p>LCDTimeDisplay display variables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DEC2BIN([.J27])" office:value-type="string" office:string-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 </text:p>
          </table:table-cell>
          <table:table-cell table:number-columns-repeated="1010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DEC2BIN([.J28])" office:value-type="string" office:string-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DEC2BIN([.J29])" office:value-type="string" office:string-value="10001">
            <text:p>10001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DEC2BIN([.J30])" office:value-type="string" office:string-value="10010">
            <text:p>1001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DEC2BIN([.J31])" office:value-type="string" office:string-value="10011">
            <text:p>10011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DEC2BIN([.J32])" office:value-type="string" office:string-value="10100">
            <text:p>10100</text:p>
          </table:table-cell>
          <table:table-cell/>
          <table:table-cell office:value-type="float" office:value="16">
            <text:p>16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DEC2BIN([.J33])" office:value-type="string" office:string-value="10101">
            <text:p>101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DEC2BIN([.J34])" office:value-type="string" office:string-value="10110">
            <text:p>10110</text:p>
          </table:table-cell>
          <table:table-cell/>
          <table:table-cell office:value-type="float" office:value="64">
            <text:p>6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DEC2BIN([.J35])" office:value-type="string" office:string-value="10111">
            <text:p>10111</text:p>
          </table:table-cell>
          <table:table-cell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DEC2BIN([.J36])" office:value-type="string" office:string-value="11000">
            <text:p>110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DEC2BIN([.J37])" office:value-type="string" office:string-value="11001">
            <text:p>1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DEC2BIN([.J38])" office:value-type="string" office:string-value="11010">
            <text:p>1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DEC2BIN([.J39])" office:value-type="string" office:string-value="11011">
            <text:p>1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DEC2BIN([.J40])" office:value-type="string" office:string-value="11100">
            <text:p>1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DEC2BIN([.J41])" office:value-type="string" office:string-value="11101">
            <text:p>1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DEC2BIN([.J42])" office:value-type="string" office:string-value="11110">
            <text:p>1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DEC2BIN([.J43])" office:value-type="string" office:string-value="11111">
            <text:p>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DEC2BIN([.J44])" office:value-type="string" office:string-value="100000">
            <text:p>1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DEC2BIN([.J45])" office:value-type="string" office:string-value="100001">
            <text:p>1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DEC2BIN([.J46])" office:value-type="string" office:string-value="100010">
            <text:p>1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DEC2BIN([.J47])" office:value-type="string" office:string-value="100011">
            <text:p>1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DEC2BIN([.J48])" office:value-type="string" office:string-value="100100">
            <text:p>1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DEC2BIN([.J49])" office:value-type="string" office:string-value="100101">
            <text:p>1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DEC2BIN([.J50])" office:value-type="string" office:string-value="100110">
            <text:p>1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DEC2BIN([.J51])" office:value-type="string" office:string-value="100111">
            <text:p>1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DEC2BIN([.J52])" office:value-type="string" office:string-value="101000">
            <text:p>1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DEC2BIN([.J53])" office:value-type="string" office:string-value="101001">
            <text:p>1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DEC2BIN([.J54])" office:value-type="string" office:string-value="101010">
            <text:p>1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DEC2BIN([.J55])" office:value-type="string" office:string-value="101011">
            <text:p>1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DEC2BIN([.J56])" office:value-type="string" office:string-value="101100">
            <text:p>1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DEC2BIN([.J57])" office:value-type="string" office:string-value="101101">
            <text:p>1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DEC2BIN([.J58])" office:value-type="string" office:string-value="101110">
            <text:p>1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DEC2BIN([.J59])" office:value-type="string" office:string-value="101111">
            <text:p>1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DEC2BIN([.J60])" office:value-type="string" office:string-value="110000">
            <text:p>1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DEC2BIN([.J61])" office:value-type="string" office:string-value="110001">
            <text:p>1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DEC2BIN([.J62])" office:value-type="string" office:string-value="110010">
            <text:p>1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DEC2BIN([.J63])" office:value-type="string" office:string-value="110011">
            <text:p>1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DEC2BIN([.J64])" office:value-type="string" office:string-value="110100">
            <text:p>1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DEC2BIN([.J65])" office:value-type="string" office:string-value="110101">
            <text:p>1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DEC2BIN([.J66])" office:value-type="string" office:string-value="110110">
            <text:p>1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DEC2BIN([.J67])" office:value-type="string" office:string-value="110111">
            <text:p>1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DEC2BIN([.J68])" office:value-type="string" office:string-value="111000">
            <text:p>1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DEC2BIN([.J69])" office:value-type="string" office:string-value="111001">
            <text:p>1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DEC2BIN([.J70])" office:value-type="string" office:string-value="111010">
            <text:p>1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DEC2BIN([.J71])" office:value-type="string" office:string-value="111011">
            <text:p>1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DEC2BIN([.J72])" office:value-type="string" office:string-value="111100">
            <text:p>1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DEC2BIN([.J73])" office:value-type="string" office:string-value="111101">
            <text:p>1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DEC2BIN([.J74])" office:value-type="string" office:string-value="111110">
            <text:p>1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DEC2BIN([.J75])" office:value-type="string" office:string-value="111111">
            <text:p>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DEC2BIN([.J76])" office:value-type="string" office:string-value="1000000">
            <text:p>1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DEC2BIN([.J77])" office:value-type="string" office:string-value="1000001">
            <text:p>1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DEC2BIN([.J78])" office:value-type="string" office:string-value="1000010">
            <text:p>1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DEC2BIN([.J79])" office:value-type="string" office:string-value="1000011">
            <text:p>1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DEC2BIN([.J80])" office:value-type="string" office:string-value="1000100">
            <text:p>1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DEC2BIN([.J81])" office:value-type="string" office:string-value="1000101">
            <text:p>1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DEC2BIN([.J82])" office:value-type="string" office:string-value="1000110">
            <text:p>1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DEC2BIN([.J83])" office:value-type="string" office:string-value="1000111">
            <text:p>1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DEC2BIN([.J84])" office:value-type="string" office:string-value="1001000">
            <text:p>1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DEC2BIN([.J85])" office:value-type="string" office:string-value="1001001">
            <text:p>1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DEC2BIN([.J86])" office:value-type="string" office:string-value="1001010">
            <text:p>1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DEC2BIN([.J87])" office:value-type="string" office:string-value="1001011">
            <text:p>1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DEC2BIN([.J88])" office:value-type="string" office:string-value="1001100">
            <text:p>1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DEC2BIN([.J89])" office:value-type="string" office:string-value="1001101">
            <text:p>1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DEC2BIN([.J90])" office:value-type="string" office:string-value="1001110">
            <text:p>1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DEC2BIN([.J91])" office:value-type="string" office:string-value="1001111">
            <text:p>1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DEC2BIN([.J92])" office:value-type="string" office:string-value="1010000">
            <text:p>1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DEC2BIN([.J93])" office:value-type="string" office:string-value="1010001">
            <text:p>1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DEC2BIN([.J94])" office:value-type="string" office:string-value="1010010">
            <text:p>1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DEC2BIN([.J95])" office:value-type="string" office:string-value="1010011">
            <text:p>1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DEC2BIN([.J96])" office:value-type="string" office:string-value="1010100">
            <text:p>1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DEC2BIN([.J97])" office:value-type="string" office:string-value="1010101">
            <text:p>1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DEC2BIN([.J98])" office:value-type="string" office:string-value="1010110">
            <text:p>1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DEC2BIN([.J99])" office:value-type="string" office:string-value="1010111">
            <text:p>1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DEC2BIN([.J100])" office:value-type="string" office:string-value="1011000">
            <text:p>1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DEC2BIN([.J101])" office:value-type="string" office:string-value="1011001">
            <text:p>1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DEC2BIN([.J102])" office:value-type="string" office:string-value="1011010">
            <text:p>1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DEC2BIN([.J103])" office:value-type="string" office:string-value="1011011">
            <text:p>1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DEC2BIN([.J104])" office:value-type="string" office:string-value="1011100">
            <text:p>1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DEC2BIN([.J105])" office:value-type="string" office:string-value="1011101">
            <text:p>1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DEC2BIN([.J106])" office:value-type="string" office:string-value="1011110">
            <text:p>1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DEC2BIN([.J107])" office:value-type="string" office:string-value="1011111">
            <text:p>1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DEC2BIN([.J108])" office:value-type="string" office:string-value="1100000">
            <text:p>1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DEC2BIN([.J109])" office:value-type="string" office:string-value="1100001">
            <text:p>1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DEC2BIN([.J110])" office:value-type="string" office:string-value="1100010">
            <text:p>1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DEC2BIN([.J111])" office:value-type="string" office:string-value="1100011">
            <text:p>1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DEC2BIN([.J112])" office:value-type="string" office:string-value="1100100">
            <text:p>1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formula="of:=DEC2BIN([.J113])" office:value-type="string" office:string-value="1100101">
            <text:p>1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DEC2BIN([.J114])" office:value-type="string" office:string-value="1100110">
            <text:p>1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DEC2BIN([.J115])" office:value-type="string" office:string-value="1100111">
            <text:p>1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DEC2BIN([.J116])" office:value-type="string" office:string-value="1101000">
            <text:p>1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formula="of:=DEC2BIN([.J117])" office:value-type="string" office:string-value="1101001">
            <text:p>1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DEC2BIN([.J118])" office:value-type="string" office:string-value="1101010">
            <text:p>1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DEC2BIN([.J119])" office:value-type="string" office:string-value="1101011">
            <text:p>1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DEC2BIN([.J120])" office:value-type="string" office:string-value="1101100">
            <text:p>1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DEC2BIN([.J121])" office:value-type="string" office:string-value="1101101">
            <text:p>1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DEC2BIN([.J122])" office:value-type="string" office:string-value="1101110">
            <text:p>1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DEC2BIN([.J123])" office:value-type="string" office:string-value="1101111">
            <text:p>1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DEC2BIN([.J124])" office:value-type="string" office:string-value="1110000">
            <text:p>1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DEC2BIN([.J125])" office:value-type="string" office:string-value="1110001">
            <text:p>1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DEC2BIN([.J126])" office:value-type="string" office:string-value="1110010">
            <text:p>1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DEC2BIN([.J127])" office:value-type="string" office:string-value="1110011">
            <text:p>1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DEC2BIN([.J128])" office:value-type="string" office:string-value="1110100">
            <text:p>1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formula="of:=DEC2BIN([.J129])" office:value-type="string" office:string-value="1110101">
            <text:p>1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DEC2BIN([.J130])" office:value-type="string" office:string-value="1110110">
            <text:p>1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">
            <text:p>119</text:p>
          </table:table-cell>
          <table:table-cell table:formula="of:=DEC2BIN([.J131])" office:value-type="string" office:string-value="1110111">
            <text:p>1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DEC2BIN([.J132])" office:value-type="string" office:string-value="1111000">
            <text:p>1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DEC2BIN([.J133])" office:value-type="string" office:string-value="1111001">
            <text:p>1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DEC2BIN([.J134])" office:value-type="string" office:string-value="1111010">
            <text:p>1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DEC2BIN([.J135])" office:value-type="string" office:string-value="1111011">
            <text:p>1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DEC2BIN([.J136])" office:value-type="string" office:string-value="1111100">
            <text:p>1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DEC2BIN([.J137])" office:value-type="string" office:string-value="1111101">
            <text:p>1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DEC2BIN([.J138])" office:value-type="string" office:string-value="1111110">
            <text:p>1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DEC2BIN([.J139])" office:value-type="string" office:string-value="1111111">
            <text:p>1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DEC2BIN([.J140])" office:value-type="string" office:string-value="10000000">
            <text:p>10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DEC2BIN([.J141])" office:value-type="string" office:string-value="10000001">
            <text:p>10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DEC2BIN([.J142])" office:value-type="string" office:string-value="10000010">
            <text:p>10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DEC2BIN([.J143])" office:value-type="string" office:string-value="10000011">
            <text:p>10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DEC2BIN([.J144])" office:value-type="string" office:string-value="10000100">
            <text:p>10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DEC2BIN([.J145])" office:value-type="string" office:string-value="10000101">
            <text:p>10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DEC2BIN([.J146])" office:value-type="string" office:string-value="10000110">
            <text:p>10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DEC2BIN([.J147])" office:value-type="string" office:string-value="10000111">
            <text:p>10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DEC2BIN([.J148])" office:value-type="string" office:string-value="10001000">
            <text:p>10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DEC2BIN([.J149])" office:value-type="string" office:string-value="10001001">
            <text:p>10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DEC2BIN([.J150])" office:value-type="string" office:string-value="10001010">
            <text:p>10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DEC2BIN([.J151])" office:value-type="string" office:string-value="10001011">
            <text:p>10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DEC2BIN([.J152])" office:value-type="string" office:string-value="10001100">
            <text:p>10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DEC2BIN([.J153])" office:value-type="string" office:string-value="10001101">
            <text:p>10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DEC2BIN([.J154])" office:value-type="string" office:string-value="10001110">
            <text:p>10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DEC2BIN([.J155])" office:value-type="string" office:string-value="10001111">
            <text:p>10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DEC2BIN([.J156])" office:value-type="string" office:string-value="10010000">
            <text:p>10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DEC2BIN([.J157])" office:value-type="string" office:string-value="10010001">
            <text:p>10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DEC2BIN([.J158])" office:value-type="string" office:string-value="10010010">
            <text:p>10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DEC2BIN([.J159])" office:value-type="string" office:string-value="10010011">
            <text:p>10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DEC2BIN([.J160])" office:value-type="string" office:string-value="10010100">
            <text:p>10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DEC2BIN([.J161])" office:value-type="string" office:string-value="10010101">
            <text:p>10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DEC2BIN([.J162])" office:value-type="string" office:string-value="10010110">
            <text:p>10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DEC2BIN([.J163])" office:value-type="string" office:string-value="10010111">
            <text:p>10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DEC2BIN([.J164])" office:value-type="string" office:string-value="10011000">
            <text:p>10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DEC2BIN([.J165])" office:value-type="string" office:string-value="10011001">
            <text:p>10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DEC2BIN([.J166])" office:value-type="string" office:string-value="10011010">
            <text:p>10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5">
            <text:p>155</text:p>
          </table:table-cell>
          <table:table-cell table:formula="of:=DEC2BIN([.J167])" office:value-type="string" office:string-value="10011011">
            <text:p>10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DEC2BIN([.J168])" office:value-type="string" office:string-value="10011100">
            <text:p>10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DEC2BIN([.J169])" office:value-type="string" office:string-value="10011101">
            <text:p>10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DEC2BIN([.J170])" office:value-type="string" office:string-value="10011110">
            <text:p>10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DEC2BIN([.J171])" office:value-type="string" office:string-value="10011111">
            <text:p>10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DEC2BIN([.J172])" office:value-type="string" office:string-value="10100000">
            <text:p>10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DEC2BIN([.J173])" office:value-type="string" office:string-value="10100001">
            <text:p>10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DEC2BIN([.J174])" office:value-type="string" office:string-value="10100010">
            <text:p>10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DEC2BIN([.J175])" office:value-type="string" office:string-value="10100011">
            <text:p>10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DEC2BIN([.J176])" office:value-type="string" office:string-value="10100100">
            <text:p>10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DEC2BIN([.J177])" office:value-type="string" office:string-value="10100101">
            <text:p>10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DEC2BIN([.J178])" office:value-type="string" office:string-value="10100110">
            <text:p>10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DEC2BIN([.J179])" office:value-type="string" office:string-value="10100111">
            <text:p>10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DEC2BIN([.J180])" office:value-type="string" office:string-value="10101000">
            <text:p>10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DEC2BIN([.J181])" office:value-type="string" office:string-value="10101001">
            <text:p>10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DEC2BIN([.J182])" office:value-type="string" office:string-value="10101010">
            <text:p>10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DEC2BIN([.J183])" office:value-type="string" office:string-value="10101011">
            <text:p>10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DEC2BIN([.J184])" office:value-type="string" office:string-value="10101100">
            <text:p>10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DEC2BIN([.J185])" office:value-type="string" office:string-value="10101101">
            <text:p>10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DEC2BIN([.J186])" office:value-type="string" office:string-value="10101110">
            <text:p>10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DEC2BIN([.J187])" office:value-type="string" office:string-value="10101111">
            <text:p>10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DEC2BIN([.J188])" office:value-type="string" office:string-value="10110000">
            <text:p>10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DEC2BIN([.J189])" office:value-type="string" office:string-value="10110001">
            <text:p>10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DEC2BIN([.J190])" office:value-type="string" office:string-value="10110010">
            <text:p>10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DEC2BIN([.J191])" office:value-type="string" office:string-value="10110011">
            <text:p>10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DEC2BIN([.J192])" office:value-type="string" office:string-value="10110100">
            <text:p>10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DEC2BIN([.J193])" office:value-type="string" office:string-value="10110101">
            <text:p>10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DEC2BIN([.J194])" office:value-type="string" office:string-value="10110110">
            <text:p>10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DEC2BIN([.J195])" office:value-type="string" office:string-value="10110111">
            <text:p>10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DEC2BIN([.J196])" office:value-type="string" office:string-value="10111000">
            <text:p>10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DEC2BIN([.J197])" office:value-type="string" office:string-value="10111001">
            <text:p>10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DEC2BIN([.J198])" office:value-type="string" office:string-value="10111010">
            <text:p>10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DEC2BIN([.J199])" office:value-type="string" office:string-value="10111011">
            <text:p>10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DEC2BIN([.J200])" office:value-type="string" office:string-value="10111100">
            <text:p>10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DEC2BIN([.J201])" office:value-type="string" office:string-value="10111101">
            <text:p>10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DEC2BIN([.J202])" office:value-type="string" office:string-value="10111110">
            <text:p>10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DEC2BIN([.J203])" office:value-type="string" office:string-value="10111111">
            <text:p>101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DEC2BIN([.J204])" office:value-type="string" office:string-value="11000000">
            <text:p>110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DEC2BIN([.J205])" office:value-type="string" office:string-value="11000001">
            <text:p>110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DEC2BIN([.J206])" office:value-type="string" office:string-value="11000010">
            <text:p>110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DEC2BIN([.J207])" office:value-type="string" office:string-value="11000011">
            <text:p>110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DEC2BIN([.J208])" office:value-type="string" office:string-value="11000100">
            <text:p>110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DEC2BIN([.J209])" office:value-type="string" office:string-value="11000101">
            <text:p>110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DEC2BIN([.J210])" office:value-type="string" office:string-value="11000110">
            <text:p>110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DEC2BIN([.J211])" office:value-type="string" office:string-value="11000111">
            <text:p>110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DEC2BIN([.J212])" office:value-type="string" office:string-value="11001000">
            <text:p>110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DEC2BIN([.J213])" office:value-type="string" office:string-value="11001001">
            <text:p>110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DEC2BIN([.J214])" office:value-type="string" office:string-value="11001010">
            <text:p>110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DEC2BIN([.J215])" office:value-type="string" office:string-value="11001011">
            <text:p>110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DEC2BIN([.J216])" office:value-type="string" office:string-value="11001100">
            <text:p>110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DEC2BIN([.J217])" office:value-type="string" office:string-value="11001101">
            <text:p>110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DEC2BIN([.J218])" office:value-type="string" office:string-value="11001110">
            <text:p>110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DEC2BIN([.J219])" office:value-type="string" office:string-value="11001111">
            <text:p>110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DEC2BIN([.J220])" office:value-type="string" office:string-value="11010000">
            <text:p>110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DEC2BIN([.J221])" office:value-type="string" office:string-value="11010001">
            <text:p>110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DEC2BIN([.J222])" office:value-type="string" office:string-value="11010010">
            <text:p>110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DEC2BIN([.J223])" office:value-type="string" office:string-value="11010011">
            <text:p>110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DEC2BIN([.J224])" office:value-type="string" office:string-value="11010100">
            <text:p>110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DEC2BIN([.J225])" office:value-type="string" office:string-value="11010101">
            <text:p>110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DEC2BIN([.J226])" office:value-type="string" office:string-value="11010110">
            <text:p>110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15">
            <text:p>215</text:p>
          </table:table-cell>
          <table:table-cell table:formula="of:=DEC2BIN([.J227])" office:value-type="string" office:string-value="11010111">
            <text:p>110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DEC2BIN([.J228])" office:value-type="string" office:string-value="11011000">
            <text:p>110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DEC2BIN([.J229])" office:value-type="string" office:string-value="11011001">
            <text:p>110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DEC2BIN([.J230])" office:value-type="string" office:string-value="11011010">
            <text:p>110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DEC2BIN([.J231])" office:value-type="string" office:string-value="11011011">
            <text:p>110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DEC2BIN([.J232])" office:value-type="string" office:string-value="11011100">
            <text:p>110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formula="of:=DEC2BIN([.J233])" office:value-type="string" office:string-value="11011101">
            <text:p>110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DEC2BIN([.J234])" office:value-type="string" office:string-value="11011110">
            <text:p>110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DEC2BIN([.J235])" office:value-type="string" office:string-value="11011111">
            <text:p>11011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DEC2BIN([.J236])" office:value-type="string" office:string-value="11100000">
            <text:p>11100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DEC2BIN([.J237])" office:value-type="string" office:string-value="11100001">
            <text:p>11100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DEC2BIN([.J238])" office:value-type="string" office:string-value="11100010">
            <text:p>11100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DEC2BIN([.J239])" office:value-type="string" office:string-value="11100011">
            <text:p>11100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DEC2BIN([.J240])" office:value-type="string" office:string-value="11100100">
            <text:p>11100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DEC2BIN([.J241])" office:value-type="string" office:string-value="11100101">
            <text:p>11100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DEC2BIN([.J242])" office:value-type="string" office:string-value="11100110">
            <text:p>11100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DEC2BIN([.J243])" office:value-type="string" office:string-value="11100111">
            <text:p>11100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DEC2BIN([.J244])" office:value-type="string" office:string-value="11101000">
            <text:p>11101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DEC2BIN([.J245])" office:value-type="string" office:string-value="11101001">
            <text:p>1110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DEC2BIN([.J246])" office:value-type="string" office:string-value="11101010">
            <text:p>1110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DEC2BIN([.J247])" office:value-type="string" office:string-value="11101011">
            <text:p>1110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DEC2BIN([.J248])" office:value-type="string" office:string-value="11101100">
            <text:p>1110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DEC2BIN([.J249])" office:value-type="string" office:string-value="11101101">
            <text:p>1110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DEC2BIN([.J250])" office:value-type="string" office:string-value="11101110">
            <text:p>1110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DEC2BIN([.J251])" office:value-type="string" office:string-value="11101111">
            <text:p>111011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DEC2BIN([.J252])" office:value-type="string" office:string-value="11110000">
            <text:p>111100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formula="of:=DEC2BIN([.J253])" office:value-type="string" office:string-value="11110001">
            <text:p>111100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DEC2BIN([.J254])" office:value-type="string" office:string-value="11110010">
            <text:p>111100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DEC2BIN([.J255])" office:value-type="string" office:string-value="11110011">
            <text:p>111100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DEC2BIN([.J256])" office:value-type="string" office:string-value="11110100">
            <text:p>111101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DEC2BIN([.J257])" office:value-type="string" office:string-value="11110101">
            <text:p>111101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DEC2BIN([.J258])" office:value-type="string" office:string-value="11110110">
            <text:p>111101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DEC2BIN([.J259])" office:value-type="string" office:string-value="11110111">
            <text:p>1111011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DEC2BIN([.J260])" office:value-type="string" office:string-value="11111000">
            <text:p>1111100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DEC2BIN([.J261])" office:value-type="string" office:string-value="11111001">
            <text:p>1111100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DEC2BIN([.J262])" office:value-type="string" office:string-value="11111010">
            <text:p>1111101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1">
            <text:p>251</text:p>
          </table:table-cell>
          <table:table-cell table:formula="of:=DEC2BIN([.J263])" office:value-type="string" office:string-value="11111011">
            <text:p>11111011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DEC2BIN([.J264])" office:value-type="string" office:string-value="11111100">
            <text:p>11111100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DEC2BIN([.J265])" office:value-type="string" office:string-value="11111101">
            <text:p>11111101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DEC2BIN([.J266])" office:value-type="string" office:string-value="11111110">
            <text:p>11111110</text:p>
          </table:table-cell>
          <table:table-cell table:number-columns-repeated="1013"/>
        </table:table-row>
        <table:table-row table:style-name="ro2">
          <table:table-cell/>
          <table:table-cell table:number-columns-repeated="8"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DEC2BIN([.J267])" office:value-type="string" office:string-value="11111111">
            <text:p>11111111</text:p>
          </table:table-cell>
          <table:table-cell table:number-columns-repeated="1013"/>
        </table:table-row>
        <table:table-row table:style-name="ro2" table:number-rows-repeated="10483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D Setups" table:style-name="ta6" table:print="false">
        <office:forms form:automatic-focus="false" form:apply-design-mode="false"/>
        <table:table-column table:style-name="co18" table:default-cell-style-name="Excel_20_Built-in_20_Normal"/>
        <table:table-column table:style-name="co19" table:number-columns-repeated="20" table:default-cell-style-name="ce50"/>
        <table:table-column table:style-name="co18" table:default-cell-style-name="Excel_20_Built-in_20_Normal"/>
        <table:table-column table:style-name="co19" table:number-columns-repeated="20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ce46"/>
        <table:table-column table:style-name="co19" table:number-columns-repeated="18" table:default-cell-style-name="Excel_20_Built-in_20_Normal"/>
        <table:table-column table:style-name="co18" table:default-cell-style-name="Excel_20_Built-in_20_Normal"/>
        <table:table-column table:style-name="co19" table:number-columns-repeated="20" table:default-cell-style-name="Excel_20_Built-in_20_Normal"/>
        <table:table-column table:style-name="co18" table:default-cell-style-name="Excel_20_Built-in_20_Normal"/>
        <table:table-column table:style-name="co5" table:number-columns-repeated="939" table:default-cell-style-name="Excel_20_Built-in_20_Normal"/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9" table:number-columns-repeated="12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4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7"/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table:number-columns-repeated="8"/>
          <table:table-cell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number-columns-repeated="2" table:style-name="ce49" office:value-type="string">
            <text:p>˄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4"/>
          <table:table-cell table:number-columns-repeated="2" table:style-name="ce49" office:value-type="string">
            <text:p>˄</text:p>
          </table:table-cell>
          <table:table-cell table:style-name="ce49" table:number-columns-repeated="11"/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16"/>
          <table:table-cell office:value-type="float" office:value="3">
            <text:p>3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16"/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7"/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table:number-columns-repeated="8"/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number-columns-repeated="2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7"/>
          <table:table-cell table:number-columns-repeated="2" table:style-name="ce49" office:value-type="string">
            <text:p>˄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14"/>
          <table:table-cell office:value-type="float" office:value="3">
            <text:p>3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14"/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e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table:number-columns-repeated="3"/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float" office:value="1">
            <text:p>1</text:p>
          </table:table-cell>
          <table:table-cell table:style-name="ce49" table:number-columns-repeated="10"/>
          <table:table-cell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Y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9"/>
          <table:table-cell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N</text:p>
          </table:table-cell>
          <table:table-cell table:style-name="ce49" office:value-type="string">
            <text:p>o</text:p>
          </table:table-cell>
          <table:table-cell table:style-name="ce49" table:number-columns-repeated="1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table:number-columns-repeated="3"/>
          <table:table-cell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˄</text:p>
          </table:table-cell>
          <table:table-cell table:style-name="ce49" table:number-columns-repeated="3"/>
          <table:table-cell table:style-name="ce49" office:value-type="float" office:value="2">
            <text:p>2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2"/>
          <table:table-cell office:value-type="float" office:value="2">
            <text:p>2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table:number-columns-repeated="3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table:number-columns-repeated="2" table:style-name="ce49" office:value-type="string">
            <text:p>˄</text:p>
          </table:table-cell>
          <table:table-cell table:style-name="ce49" table:number-columns-repeated="1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table:number-columns-repeated="5"/>
          <table:table-cell table:style-name="ce49" office:value-type="string">
            <text:p>˄</text:p>
          </table:table-cell>
          <table:table-cell table:style-name="ce49" table:number-columns-repeated="8"/>
          <table:table-cell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g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style-name="ce49" office:value-type="float" office:value="3">
            <text:p>3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office:value-type="float" office:value="3">
            <text:p>3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15"/>
          <table:table-cell office:value-type="float" office:value="3">
            <text:p>3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15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6"/>
          <table:table-cell table:style-name="ce49" office:value-type="string">
            <text:p>S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8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55"/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7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6"/>
          <table:table-cell table:style-name="ce49" office:value-type="string">
            <text:p>W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style-name="ce49" table:number-columns-repeated="6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6"/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p</text:p>
          </table:table-cell>
          <table:table-cell table:style-name="ce49" table:number-columns-repeated="5"/>
          <table:table-cell office:value-type="float" office:value="0">
            <text:p>0</text:p>
          </table:table-cell>
          <table:table-cell table:style-name="ce49" table:number-columns-repeated="5"/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p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e</text:p>
          </table:table-cell>
          <table:table-cell table:style-name="ce49" table:number-columns-repeated="6"/>
          <table:table-cell office:value-type="float" office:value="0">
            <text:p>0</text:p>
          </table:table-cell>
          <table:table-cell table:style-name="ce49" table:number-columns-repeated="7"/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g</text:p>
          </table:table-cell>
          <table:table-cell table:style-name="ce49" table:number-columns-repeated="7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/>
          <table:table-cell table:style-name="ce49" office:value-type="string">
            <text:p>W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13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5">
            <text:p>5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F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3"/>
          <table:table-cell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 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5">
            <text:p>5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s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53" table:number-columns-repeated="2"/>
          <table:table-cell table:style-name="ce55" table:number-columns-repeated="17"/>
          <table:table-cell table:style-name="ce49"/>
          <table:table-cell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 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table:number-columns-repeated="8"/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9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style-name="ce49" table:number-columns-repeated="9"/>
          <table:table-cell table:style-name="ce49" office:value-type="string">
            <text:p>Y</text:p>
          </table:table-cell>
          <table:table-cell table:style-name="ce49" table:number-columns-repeated="1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F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w</text:p>
          </table:table-cell>
          <table:table-cell table:style-name="ce49" table:number-columns-repeated="2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8"/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string">
            <text:p>%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5"/>
          <table:table-cell table:number-columns-repeated="2" table:style-name="ce49" office:value-type="string">
            <text:p>˄</text:p>
          </table:table-cell>
          <table:table-cell table:style-name="ce49" table:number-columns-repeated="13"/>
          <table:table-cell office:value-type="float" office:value="2">
            <text:p>2</text:p>
          </table:table-cell>
          <table:table-cell table:style-name="ce49" table:number-columns-repeated="8"/>
          <table:table-cell table:number-columns-repeated="2" table:style-name="ce49" office:value-type="string">
            <text:p>˄</text:p>
          </table:table-cell>
          <table:table-cell table:style-name="ce49" table:number-columns-repeated="10"/>
          <table:table-cell office:value-type="float" office:value="2">
            <text:p>2</text:p>
          </table:table-cell>
          <table:table-cell table:style-name="ce49" table:number-columns-repeated="13"/>
          <table:table-cell table:number-columns-repeated="2" table:style-name="ce49" office:value-type="string">
            <text:p>˄</text:p>
          </table:table-cell>
          <table:table-cell table:style-name="ce49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5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r</text:p>
          </table:table-cell>
          <table:table-cell table:style-name="ce49" table:number-columns-repeated="5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6"/>
          <table:table-cell table:number-columns-repeated="2" table:style-name="ce49" office:value-type="string">
            <text:p>˄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49" table:number-columns-repeated="9"/>
          <table:table-cell table:number-columns-repeated="2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table:number-columns-repeated="12"/>
          <table:table-cell table:number-columns-repeated="2" table:style-name="ce49" office:value-type="string">
            <text:p>˄</text:p>
          </table:table-cell>
          <table:table-cell table:style-name="ce49" table:number-columns-repeated="6"/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4"/>
          <table:table-cell table:number-columns-repeated="2" table:style-name="ce49" office:value-type="string">
            <text:p>˄</text:p>
          </table:table-cell>
          <table:table-cell table:style-name="ce49" table:number-columns-repeated="14"/>
          <table:table-cell office:value-type="float" office:value="2">
            <text:p>2</text:p>
          </table:table-cell>
          <table:table-cell table:style-name="ce49" table:number-columns-repeated="7"/>
          <table:table-cell table:number-columns-repeated="2" table:style-name="ce49" office:value-type="string">
            <text:p>˄</text:p>
          </table:table-cell>
          <table:table-cell table:style-name="ce49" table:number-columns-repeated="11"/>
          <table:table-cell office:value-type="float" office:value="2">
            <text:p>2</text:p>
          </table:table-cell>
          <table:table-cell table:style-name="ce49" table:number-columns-repeated="10"/>
          <table:table-cell table:number-columns-repeated="2" table:style-name="ce49" office:value-type="string">
            <text:p>˄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table:number-columns-repeated="3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number-columns-repeated="9"/>
          <table:table-cell office:value-type="string">
            <text:p>No Seconds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number-columns-repeated="7"/>
          <table:table-cell office:value-type="string">
            <text:p>APM Display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7"/>
          <table:table-cell office:value-type="string">
            <text:p>Seconds</text:p>
          </table:table-cell>
          <table:table-cell table:number-columns-repeated="1006"/>
        </table:table-row>
        <table:table-row table:style-name="ro6">
          <table:table-cell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office:annotation draw:style-name="gr1" draw:text-style-name="P1" svg:width="2.1559in" svg:height="0.6839in" svg:x="1.8709in" svg:y="12.1591in" draw:caption-point-x="-0.1335in" draw:caption-point-y="0.0496in">
              <dc:creator>RK</dc:creator>
              <dc:date>2018-11-29T00:00:00</dc:date>
              <text:p text:style-name="P1">Robbie:</text:p>
              <text:p text:style-name="P1">AMPM will start here. <text:s/>Will use the modifier "space" to add spaces here.</text:p>
            </office:annotation>
            <text:p>P</text:p>
          </table:table-cell>
          <table:table-cell table:style-name="ce49" office:value-type="string">
            <text:p>M</text:p>
          </table:table-cell>
          <table:table-cell table:style-name="ce52"/>
          <table:table-cell table:number-columns-repeated="5"/>
          <table:table-cell office:value-type="string">
            <text:p>APM w/Seconds</text:p>
          </table:table-cell>
          <table:table-cell table:number-columns-repeated="1006"/>
        </table:table-row>
        <table:table-row table:style-name="ro6">
          <table:table-cell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number-columns-repeated="6"/>
          <table:table-cell office:value-type="string">
            <text:p>APM w/Seconds</text:p>
          </table:table-cell>
          <table:table-cell table:number-columns-repeated="1006"/>
        </table:table-row>
        <table:table-row table:style-name="ro7">
          <table:table-cell table:style-name="ce47"/>
          <table:table-cell table:style-name="ce51" office:value-type="string">
            <text:p>Column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Column + 3</text:p>
          </table:table-cell>
          <table:table-cell table:style-name="ce51" table:number-columns-repeated="2"/>
          <table:table-cell table:style-name="ce51" office:value-type="string">
            <text:p>Column + 6</text:p>
          </table:table-cell>
          <table:table-cell table:style-name="ce51"/>
          <table:table-cell table:style-name="ce51" office:value-type="string">
            <text:p>Column + 8</text:p>
          </table:table-cell>
          <table:table-cell table:style-name="ce51" table:number-columns-repeated="11"/>
          <table:table-cell table:style-name="ce47" table:number-columns-repeated="22"/>
          <table:table-cell table:style-name="ce54" table:number-columns-repeated="2"/>
          <table:table-cell table:style-name="ce47" table:number-columns-repeated="979"/>
        </table:table-row>
        <table:table-row table:style-name="ro6">
          <table:table-cell table:number-columns-repeated="3"/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 Variables" table:style-name="ta7" table:print="false">
        <office:forms form:automatic-focus="false" form:apply-design-mode="false"/>
        <table:table-column table:style-name="co15" table:number-columns-repeated="2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21" table:default-cell-style-name="Excel_20_Built-in_20_Normal"/>
        <table:table-column table:style-name="co12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7" table:default-cell-style-name="Excel_20_Built-in_20_Normal"/>
        <table:table-column table:style-name="co25" table:default-cell-style-name="Excel_20_Built-in_20_Normal"/>
        <table:table-column table:style-name="co5" table:number-columns-repeated="1008" table:default-cell-style-name="Excel_20_Built-in_20_Normal"/>
        <table:table-row table:style-name="ro2">
          <table:table-cell table:style-name="ce56" office:value-type="string">
            <text:p>Mlevel</text:p>
          </table:table-cell>
          <table:table-cell table:style-name="ce56" table:number-columns-repeated="2"/>
          <table:table-cell table:style-name="ce56" office:value-type="string">
            <text:p>MLevel1</text:p>
          </table:table-cell>
          <table:table-cell table:style-name="ce56"/>
          <table:table-cell table:style-name="ce56" office:value-type="string">
            <text:p>MLevel2</text:p>
          </table:table-cell>
          <table:table-cell table:style-name="ce56"/>
          <table:table-cell table:style-name="ce56" office:value-type="string">
            <text:p>MLevel3</text:p>
          </table:table-cell>
          <table:table-cell table:style-name="ce66" office:value-type="string" table:number-columns-spanned="1" table:number-rows-spanned="3">
            <text:p>Mlevel</text:p>
          </table:table-cell>
          <table:table-cell table:style-name="ce66" office:value-type="string" table:number-columns-spanned="1" table:number-rows-spanned="3">
            <text:p>M2Start</text:p>
          </table:table-cell>
          <table:table-cell table:style-name="ce66" office:value-type="string" table:number-columns-spanned="1" table:number-rows-spanned="3">
            <text:p>M2Sel</text:p>
          </table:table-cell>
          <table:table-cell table:style-name="ce66" office:value-type="string" table:number-columns-spanned="1" table:number-rows-spanned="3">
            <text:p>M1Start</text:p>
          </table:table-cell>
          <table:table-cell table:style-name="ce66" office:value-type="string" table:number-columns-spanned="1" table:number-rows-spanned="3">
            <text:p>M1Sel</text:p>
          </table:table-cell>
          <table:table-cell table:style-name="ce66" office:value-type="string" table:number-columns-spanned="1" table:number-rows-spanned="3">
            <text:p>M0Start</text:p>
          </table:table-cell>
          <table:table-cell table:style-name="ce66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2">
          <table:table-cell table:style-name="ce56"/>
          <table:table-cell table:style-name="ce56" office:value-type="string">
            <text:p>M0Start</text:p>
          </table:table-cell>
          <table:table-cell table:style-name="ce56"/>
          <table:table-cell table:style-name="ce56" office:value-type="string">
            <text:p>M1Start</text:p>
          </table:table-cell>
          <table:table-cell table:style-name="ce56"/>
          <table:table-cell table:style-name="ce56" office:value-type="string">
            <text:p>M2Start</text:p>
          </table:table-cell>
          <table:table-cell table:style-name="ce56"/>
          <table:table-cell table:style-name="ce56" office:value-type="string">
            <text:p>M3Start</text:p>
          </table:table-cell>
          <table:covered-table-cell table:number-columns-repeated="7" table:style-name="ce67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2">
          <table:table-cell table:style-name="ce56"/>
          <table:table-cell table:style-name="ce56" office:value-type="string">
            <text:p>M0Sel</text:p>
          </table:table-cell>
          <table:table-cell table:style-name="ce56"/>
          <table:table-cell table:style-name="ce56" office:value-type="string">
            <text:p>M1Sel</text:p>
          </table:table-cell>
          <table:table-cell table:style-name="ce56"/>
          <table:table-cell table:style-name="ce56" office:value-type="string">
            <text:p>M2Sel</text:p>
          </table:table-cell>
          <table:table-cell table:style-name="ce56"/>
          <table:table-cell table:style-name="ce56" office:value-type="string">
            <text:p>M3Sel</text:p>
          </table:table-cell>
          <table:covered-table-cell table:number-columns-repeated="7" table:style-name="ce68"/>
          <table:table-cell table:number-columns-repeated="1009"/>
        </table:table-row>
        <table:table-row table:style-name="ro2">
          <table:table-cell table:number-columns-repeated="2" table:style-name="ce57" office:value-type="float" office:value="0">
            <text:p>0</text:p>
          </table:table-cell>
          <table:table-cell table:style-name="ce57" office:value-type="string">
            <text:p>System Config</text:p>
          </table:table-cell>
          <table:table-cell table:style-name="ce57" table:number-columns-repeated="5"/>
          <table:table-cell table:number-columns-repeated="6" table:style-name="ce57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Typ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3" office:value-type="float" office:value="0">
            <text:p>0</text:p>
          </table:table-cell>
          <table:table-cell table:style-name="ce63" office:value-type="string">
            <text:p>Celsius</text:p>
          </table:table-cell>
          <table:table-cell table:style-name="ce65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Fahrenhe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Precision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o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1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Read De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B Light Brightne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Time Format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12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24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conds Disp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Date/Tim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 too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58" office:value-type="float" office:value="1">
            <text:p>1</text:p>
          </table:table-cell>
          <table:table-cell table:style-name="ce58" office:value-type="string">
            <text:p>Timers Setup</text:p>
          </table:table-cell>
          <table:table-cell table:style-name="ce58" table:number-columns-repeated="5"/>
          <table:table-cell table:number-columns-repeated="5"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t Timer 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Set Timer 2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Set Timer 3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Set Timer 4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Set Timer 5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5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t Timer 6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4.80419580419581">
            <text:p>4.804195804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6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.11888111888112">
            <text:p>5.118881118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.43356643356643">
            <text:p>5.433566433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Timer 7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5.74825174825175">
            <text:p>5.748251748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7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.06293706293706">
            <text:p>6.062937062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.37762237762238">
            <text:p>6.377622377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7">
            <text:p>7</text:p>
          </table:table-cell>
          <table:table-cell table:style-name="ce62" office:value-type="string">
            <text:p>Set Timer 8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6.69230769230769">
            <text:p>6.692307692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8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59" office:value-type="float" office:value="2">
            <text:p>2</text:p>
          </table:table-cell>
          <table:table-cell table:style-name="ce59" office:value-type="string">
            <text:p>Sensor Addr Config</text:p>
          </table:table-cell>
          <table:table-cell table:style-name="ce59" table:number-columns-repeated="5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Sens 1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1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Sens 2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2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Sens 3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3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Sens 4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4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60" office:value-type="float" office:value="3">
            <text:p>3</text:p>
          </table:table-cell>
          <table:table-cell table:style-name="ce60" office:value-type="string">
            <text:p>Calibration</text:p>
          </table:table-cell>
          <table:table-cell table:style-name="ce60" table:number-columns-repeated="5"/>
          <table:table-cell table:number-columns-repeated="4" table:style-name="ce6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1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2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3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4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Flow Sensor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Flow Sens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2" table:style-name="ce61" office:value-type="float" office:value="4">
            <text:p>4</text:p>
          </table:table-cell>
          <table:table-cell table:style-name="ce61" office:value-type="string">
            <text:p>System Settings</text:p>
          </table:table-cell>
          <table:table-cell table:style-name="ce61" table:number-columns-repeated="5"/>
          <table:table-cell table:number-columns-repeated="4" table:style-name="ce6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rial Debugging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Erase EEPROM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Restore Default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4">
            <text:p>4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 Hour" table:style-name="ta8" table:print="false">
        <office:forms form:automatic-focus="false" form:apply-design-mode="false"/>
        <table:table-column table:style-name="co5" table:default-cell-style-name="Excel_20_Built-in_20_Normal"/>
        <table:table-column table:style-name="co26" table:default-cell-style-name="ce77"/>
        <table:table-column table:style-name="co5" table:default-cell-style-name="Excel_20_Built-in_20_Normal"/>
        <table:table-column table:style-name="co27" table:default-cell-style-name="Excel_20_Built-in_20_Normal"/>
        <table:table-column table:style-name="co5" table:default-cell-style-name="Excel_20_Built-in_20_Normal"/>
        <table:table-column table:style-name="co11" table:number-columns-repeated="5" table:default-cell-style-name="Excel_20_Built-in_20_Normal"/>
        <table:table-column table:style-name="co5" table:number-columns-repeated="1014" table:default-cell-style-name="Excel_20_Built-in_20_Normal"/>
        <table:table-row table:style-name="ro8">
          <table:table-cell table:style-name="ce72" office:value-type="string">
            <text:p>Time breakpoints brainstorming and visualization</text:p>
          </table:table-cell>
          <table:table-cell table:style-name="ce73"/>
          <table:table-cell table:style-name="ce72" table:number-columns-repeated="1022"/>
        </table:table-row>
        <table:table-row table:style-name="ro2">
          <table:table-cell office:value-type="float" office:value="1">
            <text:p>1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9">
          <table:table-cell office:value-type="float" office:value="5">
            <text:p>5</text:p>
          </table:table-cell>
          <table:table-cell table:style-name="ce74" office:value-type="string">
            <text:p>if &lt;12</text:p>
          </table:table-cell>
          <table:table-cell table:style-name="ce78" office:value-type="string">
            <text:p>1 digit</text:p>
          </table:table-cell>
          <table:table-cell table:style-name="ce80" office:value-type="string">
            <text:p>AM</text:p>
          </table:table-cell>
          <table:table-cell table:number-columns-repeated="1020"/>
        </table:table-row>
        <table:table-row table:style-name="ro9">
          <table:table-cell office:value-type="float" office:value="6">
            <text:p>6</text:p>
          </table:table-cell>
          <table:table-cell table:style-name="ce74" office:value-type="string">
            <text:p>start = start</text:p>
          </table:table-cell>
          <table:table-cell table:style-name="ce78" office:value-type="string">
            <text:p>col +1</text:p>
          </table:table-cell>
          <table:table-cell table:style-name="ce80"/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74"/>
          <table:table-cell table:style-name="ce79"/>
          <table:table-cell table:style-name="ce80"/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74"/>
          <table:table-cell table:style-name="ce79" office:value-type="string">
            <text:p>2 digit</text:p>
          </table:table-cell>
          <table:table-cell table:style-name="ce80"/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74"/>
          <table:table-cell table:style-name="ce79" office:value-type="string">
            <text:p>col</text:p>
          </table:table-cell>
          <table:table-cell table:style-name="ce81"/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9">
          <table:table-cell office:value-type="float" office:value="17">
            <text:p>17</text:p>
          </table:table-cell>
          <table:table-cell table:style-name="ce75" office:value-type="string">
            <text:p>if &gt; =12</text:p>
          </table:table-cell>
          <table:table-cell table:style-name="ce55" office:value-type="string">
            <text:p>1 digit</text:p>
          </table:table-cell>
          <table:table-cell table:style-name="ce81"/>
          <table:table-cell table:number-columns-repeated="1020"/>
        </table:table-row>
        <table:table-row table:style-name="ro9">
          <table:table-cell office:value-type="float" office:value="18">
            <text:p>18</text:p>
          </table:table-cell>
          <table:table-cell table:style-name="ce75" office:value-type="string">
            <text:p>start -12</text:p>
          </table:table-cell>
          <table:table-cell table:style-name="ce55" office:value-type="string">
            <text:p>col +1</text:p>
          </table:table-cell>
          <table:table-cell table:style-name="ce81" office:value-type="string">
            <text:p>PM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75"/>
          <table:table-cell table:style-name="ce79" office:value-type="string">
            <text:p>2 digit</text:p>
          </table:table-cell>
          <table:table-cell table:style-name="ce81"/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75"/>
          <table:table-cell table:style-name="ce79" office:value-type="string">
            <text:p>col</text:p>
          </table:table-cell>
          <table:table-cell table:style-name="ce81"/>
          <table:table-cell table:number-columns-repeated="1020"/>
        </table:table-row>
        <table:table-row table:style-name="ro10">
          <table:table-cell office:value-type="float" office:value="0">
            <text:p>0</text:p>
          </table:table-cell>
          <table:table-cell table:style-name="ce76" office:value-type="string">
            <text:p>if = 0 start + 12</text:p>
          </table:table-cell>
          <table:table-cell table:style-name="ce79"/>
          <table:table-cell table:style-name="ce80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ing" table:style-name="ta9" table:print="false">
        <office:forms form:automatic-focus="false" form:apply-design-mode="false"/>
        <table:table-column table:style-name="co28" table:default-cell-style-name="Excel_20_Built-in_20_Normal"/>
        <table:table-column table:style-name="co5" table:number-columns-repeated="1023" table:default-cell-style-name="Excel_20_Built-in_20_Normal"/>
        <table:table-row table:style-name="ro2">
          <table:table-cell office:value-type="string">
            <text:p>4 sensor readings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3736">
            <text:p>3736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486">
            <text:p>4486</text:p>
          </table:table-cell>
          <table:table-cell office:value-type="float" office:value="10764">
            <text:p>10764</text:p>
          </table:table-cell>
          <table:table-cell office:value-type="float" office:value="20764">
            <text:p>20764</text:p>
          </table:table-cell>
          <table:table-cell office:value-type="float" office:value="30764">
            <text:p>30764</text:p>
          </table:table-cell>
          <table:table-cell office:value-type="float" office:value="40764">
            <text:p>40764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3]-[.B2]" office:value-type="float" office:value="750">
            <text:p>750</text:p>
          </table:table-cell>
          <table:table-cell table:formula="of:=[.C3]-[.C2]" office:value-type="float" office:value="750">
            <text:p>750</text:p>
          </table:table-cell>
          <table:table-cell table:formula="of:=[.D3]-[.D2]" office:value-type="float" office:value="749">
            <text:p>749</text:p>
          </table:table-cell>
          <table:table-cell table:formula="of:=[.E3]-[.E2]" office:value-type="float" office:value="750">
            <text:p>750</text:p>
          </table:table-cell>
          <table:table-cell table:formula="of:=[.F3]-[.F2]" office:value-type="float" office:value="750">
            <text:p>7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3 sensor readings</text:p>
          </table:table-cell>
          <table:table-cell table:number-columns-repeated="4"/>
          <table:table-cell table:formula="of:=[.F4]-[.F9]" office:value-type="float" office:value="162">
            <text:p>16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599">
            <text:p>3599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602">
            <text:p>40602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8]-[.B7]" office:value-type="float" office:value="588">
            <text:p>588</text:p>
          </table:table-cell>
          <table:table-cell table:formula="of:=[.C8]-[.C7]" office:value-type="float" office:value="588">
            <text:p>588</text:p>
          </table:table-cell>
          <table:table-cell table:formula="of:=[.D8]-[.D7]" office:value-type="float" office:value="587">
            <text:p>587</text:p>
          </table:table-cell>
          <table:table-cell table:formula="of:=[.E8]-[.E7]" office:value-type="float" office:value="588">
            <text:p>588</text:p>
          </table:table-cell>
          <table:table-cell table:formula="of:=[.F8]-[.F7]" office:value-type="float" office:value="588">
            <text:p>58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9]-[.F14]" office:value-type="float" office:value="147">
            <text:p>147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485">
            <text:p>3485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926">
            <text:p>3926</text:p>
          </table:table-cell>
          <table:table-cell office:value-type="float" office:value="10455">
            <text:p>10455</text:p>
          </table:table-cell>
          <table:table-cell office:value-type="float" office:value="20455">
            <text:p>20455</text:p>
          </table:table-cell>
          <table:table-cell office:value-type="float" office:value="30454">
            <text:p>30454</text:p>
          </table:table-cell>
          <table:table-cell office:value-type="float" office:value="40455">
            <text:p>40455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13]-[.B12]" office:value-type="float" office:value="441">
            <text:p>441</text:p>
          </table:table-cell>
          <table:table-cell table:formula="of:=[.C13]-[.C12]" office:value-type="float" office:value="441">
            <text:p>441</text:p>
          </table:table-cell>
          <table:table-cell table:formula="of:=[.D13]-[.D12]" office:value-type="float" office:value="440">
            <text:p>440</text:p>
          </table:table-cell>
          <table:table-cell table:formula="of:=[.E13]-[.E12]" office:value-type="float" office:value="440">
            <text:p>440</text:p>
          </table:table-cell>
          <table:table-cell table:formula="of:=[.F13]-[.F12]" office:value-type="float" office:value="441">
            <text:p>44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14]-[.F19]"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397">
            <text:p>3397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705">
            <text:p>3705</text:p>
          </table:table-cell>
          <table:table-cell office:value-type="float" office:value="10322">
            <text:p>10322</text:p>
          </table:table-cell>
          <table:table-cell office:value-type="float" office:value="20323">
            <text:p>20323</text:p>
          </table:table-cell>
          <table:table-cell office:value-type="float" office:value="30322">
            <text:p>30322</text:p>
          </table:table-cell>
          <table:table-cell office:value-type="float" office:value="40323">
            <text:p>40323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18]-[.B17]" office:value-type="float" office:value="308">
            <text:p>308</text:p>
          </table:table-cell>
          <table:table-cell table:formula="of:=[.C18]-[.C17]" office:value-type="float" office:value="308">
            <text:p>308</text:p>
          </table:table-cell>
          <table:table-cell table:formula="of:=[.D18]-[.D17]" office:value-type="float" office:value="308">
            <text:p>308</text:p>
          </table:table-cell>
          <table:table-cell table:formula="of:=[.E18]-[.E17]" office:value-type="float" office:value="308">
            <text:p>308</text:p>
          </table:table-cell>
          <table:table-cell table:formula="of:=[.F18]-[.F17]" office:value-type="float" office:value="309">
            <text:p>30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765">
            <text:p>40765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96">
            <text:p>4196</text:p>
          </table:table-cell>
          <table:table-cell office:value-type="float" office:value="10611">
            <text:p>10611</text:p>
          </table:table-cell>
          <table:table-cell office:value-type="float" office:value="20611">
            <text:p>20611</text:p>
          </table:table-cell>
          <table:table-cell office:value-type="float" office:value="30611">
            <text:p>30611</text:p>
          </table:table-cell>
          <table:table-cell office:value-type="float" office:value="40774">
            <text:p>40774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23]-[.B22]" office:value-type="float" office:value="9">
            <text:p>9</text:p>
          </table:table-cell>
          <table:table-cell table:formula="of:=[.C23]-[.C22]" office:value-type="float" office:value="9">
            <text:p>9</text:p>
          </table:table-cell>
          <table:table-cell table:formula="of:=[.D23]-[.D22]" office:value-type="float" office:value="9">
            <text:p>9</text:p>
          </table:table-cell>
          <table:table-cell table:formula="of:=[.E23]-[.E22]" office:value-type="float" office:value="9">
            <text:p>9</text:p>
          </table:table-cell>
          <table:table-cell table:formula="of:=[.F23]-[.F2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D Card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60777">
            <text:p>60777</text:p>
          </table:table-cell>
          <table:table-cell office:value-type="float" office:value="130775">
            <text:p>130775</text:p>
          </table:table-cell>
          <table:table-cell office:value-type="float" office:value="200774">
            <text:p>200774</text:p>
          </table:table-cell>
          <table:table-cell office:value-type="float" office:value="260774">
            <text:p>260774</text:p>
          </table:table-cell>
          <table:table-cell office:value-type="float" office:value="320774">
            <text:p>32077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60788">
            <text:p>60788</text:p>
          </table:table-cell>
          <table:table-cell office:value-type="float" office:value="130787">
            <text:p>130787</text:p>
          </table:table-cell>
          <table:table-cell office:value-type="float" office:value="200786">
            <text:p>200786</text:p>
          </table:table-cell>
          <table:table-cell office:value-type="float" office:value="260787">
            <text:p>260787</text:p>
          </table:table-cell>
          <table:table-cell office:value-type="float" office:value="320786">
            <text:p>320786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28]-[.B27]" office:value-type="float" office:value="11">
            <text:p>11</text:p>
          </table:table-cell>
          <table:table-cell table:formula="of:=[.C28]-[.C27]" office:value-type="float" office:value="12">
            <text:p>12</text:p>
          </table:table-cell>
          <table:table-cell table:formula="of:=[.D28]-[.D27]" office:value-type="float" office:value="12">
            <text:p>12</text:p>
          </table:table-cell>
          <table:table-cell table:formula="of:=[.E28]-[.E27]" office:value-type="float" office:value="13">
            <text:p>13</text:p>
          </table:table-cell>
          <table:table-cell table:formula="of:=[.F28]-[.F27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e and Time Display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2">
            <text:p>7002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3">
            <text:p>7003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14">
            <text:p>5014</text:p>
          </table:table-cell>
          <table:table-cell office:value-type="float" office:value="6014">
            <text:p>6014</text:p>
          </table:table-cell>
          <table:table-cell office:value-type="float" office:value="7016">
            <text:p>7016</text:p>
          </table:table-cell>
          <table:table-cell office:value-type="float" office:value="8014">
            <text:p>8014</text:p>
          </table:table-cell>
          <table:table-cell office:value-type="float" office:value="9016">
            <text:p>9016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34]-[.B33]" office:value-type="float" office:value="14">
            <text:p>14</text:p>
          </table:table-cell>
          <table:table-cell table:formula="of:=[.C34]-[.C33]" office:value-type="float" office:value="14">
            <text:p>14</text:p>
          </table:table-cell>
          <table:table-cell table:formula="of:=[.D34]-[.D33]" office:value-type="float" office:value="13">
            <text:p>13</text:p>
          </table:table-cell>
          <table:table-cell table:formula="of:=[.E34]-[.E33]" office:value-type="float" office:value="14">
            <text:p>14</text:p>
          </table:table-cell>
          <table:table-cell table:formula="of:=[.F34]-[.F33]" office:value-type="float" office:value="15">
            <text:p>15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T Menu" table:style-name="ta10" table:print="false">
        <office:forms form:automatic-focus="false" form:apply-design-mode="false"/>
        <table:table-column table:style-name="co19" table:default-cell-style-name="ce83"/>
        <table:table-column table:style-name="co29" table:default-cell-style-name="ce83"/>
        <table:table-column table:style-name="co19" table:default-cell-style-name="ce83"/>
        <table:table-column table:style-name="co29" table:default-cell-style-name="ce83"/>
        <table:table-column table:style-name="co19" table:default-cell-style-name="ce83"/>
        <table:table-column table:style-name="co7" table:default-cell-style-name="ce83"/>
        <table:table-column table:style-name="co30" table:default-cell-style-name="ce95"/>
        <table:table-column table:style-name="co30" table:default-cell-style-name="ce83"/>
        <table:table-column table:style-name="co31" table:default-cell-style-name="ce83"/>
        <table:table-column table:style-name="co29" table:default-cell-style-name="ce83"/>
        <table:table-column table:style-name="co31" table:default-cell-style-name="ce83"/>
        <table:table-column table:style-name="co11" table:number-columns-repeated="3" table:default-cell-style-name="ce83"/>
        <table:table-column table:style-name="co5" table:number-columns-repeated="1010" table:default-cell-style-name="Excel_20_Built-in_20_Normal"/>
        <table:table-row table:style-name="ro11"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91" table:formula="of:=SUM([.A1:.E1])" office:value-type="float" office:value="480">
            <text:p>480</text:p>
          </table:table-cell>
          <table:table-cell table:style-name="ce94" office:value-type="string">
            <text:p>Start</text:p>
          </table:table-cell>
          <table:table-cell table:style-name="ce91" office:value-type="string">
            <text:p>End</text:p>
          </table:table-cell>
          <table:table-cell table:style-name="ce82" office:value-type="float" office:value="135">
            <text:p>135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135">
            <text:p>135</text:p>
          </table:table-cell>
          <table:table-cell table:formula="of:=SUM([.I1:.K1])" office:value-type="float" office:value="480">
            <text:p>480</text:p>
          </table:table-cell>
          <table:table-cell table:number-columns-repeated="1012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5" office:value-type="float" office:value="40">
            <text:p>40</text:p>
          </table:table-cell>
          <table:table-cell table:style-name="ce82"/>
          <table:table-cell table:style-name="ce85"/>
          <table:table-cell table:style-name="ce82"/>
          <table:table-cell table:style-name="ce91" office:value-type="string">
            <text:p>y</text:p>
          </table:table-cell>
          <table:table-cell table:style-name="ce94" office:value-type="float" office:value="20">
            <text:p>20</text:p>
          </table:table-cell>
          <table:table-cell table:style-name="ce97" table:formula="of:=20+40" office:value-type="float" office:value="60">
            <text:p>60</text:p>
          </table:table-cell>
          <table:table-cell table:style-name="ce82"/>
          <table:table-cell table:style-name="ce85"/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1">
            <text:p>1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2]+48)" office:value-type="float" office:value="68">
            <text:p>68</text:p>
          </table:table-cell>
          <table:table-cell table:style-name="ce97" table:formula="of:=[.H2]+48" office:value-type="float" office:value="108">
            <text:p>108</text:p>
          </table:table-cell>
          <table:table-cell table:style-name="ce82"/>
          <table:table-cell table:style-name="ce86" office:value-type="float" office:value="1">
            <text:p>1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3">
            <text:p>3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4]+48)" office:value-type="float" office:value="116">
            <text:p>116</text:p>
          </table:table-cell>
          <table:table-cell table:style-name="ce97" table:formula="of:=[.H4]+48" office:value-type="float" office:value="156">
            <text:p>156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5">
            <text:p>5</text:p>
          </table:table-cell>
          <table:table-cell table:style-name="ce82"/>
          <table:table-cell table:style-name="ce86" office:value-type="float" office:value="6">
            <text:p>6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6]+48)" office:value-type="float" office:value="164">
            <text:p>164</text:p>
          </table:table-cell>
          <table:table-cell table:style-name="ce97" table:formula="of:=[.H6]+48" office:value-type="float" office:value="204">
            <text:p>204</text:p>
          </table:table-cell>
          <table:table-cell table:style-name="ce82"/>
          <table:table-cell table:style-name="ce86" office:value-type="float" office:value="3">
            <text:p>3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7">
            <text:p>7</text:p>
          </table:table-cell>
          <table:table-cell table:style-name="ce82"/>
          <table:table-cell table:style-name="ce86" office:value-type="float" office:value="8">
            <text:p>8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8]+48)" office:value-type="float" office:value="212">
            <text:p>212</text:p>
          </table:table-cell>
          <table:table-cell table:style-name="ce97" table:formula="of:=[.H8]+48" office:value-type="float" office:value="252">
            <text:p>252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table-cell table:number-columns-repeated="1013"/>
        </table:table-row>
        <table:table-row table:style-name="ro14">
          <table:table-cell table:number-columns-repeated="2" table:style-name="ce82" office:value-type="float" office:value="20">
            <text:p>20</text:p>
          </table:table-cell>
          <table:table-cell table:style-name="ce82" table:number-columns-repeated="3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2">
          <table:table-cell/>
          <table:table-cell table:formula="of:=SUM([.A1:.A11])" office:value-type="float" office:value="272">
            <text:p>272</text:p>
          </table:table-cell>
          <table:table-cell table:number-columns-repeated="4"/>
          <table:table-cell table:style-name="ce94" table:formula="of:=SUM([.G10]+40+20)" office:value-type="float" office:value="272">
            <text:p>272</text:p>
          </table:table-cell>
          <table:table-cell table:style-name="ce97" table:formula="of:=[.H10]+20" office:value-type="float" office:value="272">
            <text:p>272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87" office:value-type="float" office:value="20">
            <text:p>20</text:p>
          </table:table-cell>
          <table:table-cell office:value-type="string">
            <text:p>x</text:p>
          </table:table-cell>
          <table:table-cell table:style-name="ce87" office:value-type="float" office:value="250">
            <text:p>250</text:p>
          </table:table-cell>
          <table:table-cell/>
          <table:table-cell office:value-type="string">
            <text:p>Start</text:p>
          </table:table-cell>
          <table:table-cell/>
          <table:table-cell office:value-type="string">
            <text:p>x</text:p>
          </table:table-cell>
          <table:table-cell office:value-type="float" office:value="135">
            <text:p>135</text:p>
          </table:table-cell>
          <table:table-cell table:style-name="ce87" office:value-type="float" office:value="135">
            <text:p>135</text:p>
          </table:table-cell>
          <table:table-cell office:value-type="string">
            <text:p>135-60</text:p>
          </table:table-cell>
          <table:table-cell table:number-columns-repeated="1013"/>
        </table:table-row>
        <table:table-row table:style-name="ro2">
          <table:table-cell office:value-type="string">
            <text:p>x</text:p>
          </table:table-cell>
          <table:table-cell table:style-name="ce88" table:formula="of:=20+210" office:value-type="float" office:value="230">
            <text:p>230</text:p>
          </table:table-cell>
          <table:table-cell office:value-type="string">
            <text:p>x</text:p>
          </table:table-cell>
          <table:table-cell table:style-name="ce88" office:value-type="float" office:value="460">
            <text:p>460</text:p>
          </table:table-cell>
          <table:table-cell/>
          <table:table-cell office:value-type="string">
            <text:p>End</text:p>
          </table:table-cell>
          <table:table-cell table:number-columns-repeated="3"/>
          <table:table-cell table:style-name="ce88" office:value-type="float" office:value="345">
            <text:p>34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478 x 2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92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98" office:value-type="float" office:value="68" table:number-columns-spanned="1" table:number-rows-spanned="3">
            <text:p>68</text:p>
          </table:table-cell>
          <table:table-cell table:style-name="Default" table:number-columns-repeated="1015"/>
        </table:table-row>
        <table:table-row table:style-name="ro16">
          <table:table-cell table:style-name="ce82" office:value-type="float" office:value="40">
            <text:p>40</text:p>
          </table:table-cell>
          <table:table-cell table:style-name="ce85" office:value-type="float" office:value="40">
            <text:p>40</text:p>
          </table:table-cell>
          <table:table-cell table:style-name="ce82"/>
          <table:table-cell table:style-name="ce85"/>
          <table:table-cell table:style-name="ce82"/>
          <table:covered-table-cell table:style-name="ce93"/>
          <table:table-cell table:style-name="ce96" office:value-type="string">
            <text:p>Y start</text:p>
          </table:table-cell>
          <table:table-cell table:style-name="ce96" office:value-type="string">
            <text:p>Y end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8">
            <text:p>8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1">
            <text:p>1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covered-table-cell table:style-name="ce93"/>
          <table:table-cell table:style-name="ce96" table:formula="of:=SUM([.A17:.A19])" office:value-type="float" office:value="68">
            <text:p>68</text:p>
          </table:table-cell>
          <table:table-cell table:style-name="ce96" table:formula="of:=SUM([.A17:.A20])" office:value-type="float" office:value="101">
            <text:p>101</text:p>
          </table:table-cell>
          <table:table-cell table:style-name="ce98" office:value-type="float" office:value="204" table:number-columns-spanned="1" table:number-rows-spanned="10">
            <text:p>204</text:p>
          </table:table-cell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3">
            <text:p>3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covered-table-cell table:style-name="ce93"/>
          <table:table-cell table:style-name="ce96" table:formula="of:=SUM([.A17:.A21])" office:value-type="float" office:value="108">
            <text:p>108</text:p>
          </table:table-cell>
          <table:table-cell table:style-name="ce96" table:formula="of:=SUM([.A17:.A22])" office:value-type="float" office:value="141">
            <text:p>14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5">
            <text:p>5</text:p>
          </table:table-cell>
          <table:table-cell table:style-name="ce82"/>
          <table:table-cell table:style-name="ce86" office:value-type="float" office:value="6">
            <text:p>6</text:p>
          </table:table-cell>
          <table:table-cell table:style-name="ce82"/>
          <table:covered-table-cell table:style-name="ce93"/>
          <table:table-cell table:style-name="ce96" table:formula="of:=SUM([.A17:.A23])" office:value-type="float" office:value="148">
            <text:p>148</text:p>
          </table:table-cell>
          <table:table-cell table:style-name="ce96" table:formula="of:=SUM([.A17:.A24])" office:value-type="float" office:value="181">
            <text:p>18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7">
            <text:p>7</text:p>
          </table:table-cell>
          <table:table-cell table:style-name="ce82"/>
          <table:table-cell table:style-name="ce86" office:value-type="float" office:value="8">
            <text:p>8</text:p>
          </table:table-cell>
          <table:table-cell table:style-name="ce82"/>
          <table:covered-table-cell table:style-name="ce93"/>
          <table:table-cell table:style-name="ce96" table:formula="of:=SUM([.A17:.A25])" office:value-type="float" office:value="188">
            <text:p>188</text:p>
          </table:table-cell>
          <table:table-cell table:style-name="ce96" table:formula="of:=SUM([.A17:.A26])" office:value-type="float" office:value="221">
            <text:p>22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9">
            <text:p>9</text:p>
          </table:table-cell>
          <table:table-cell table:style-name="ce82"/>
          <table:table-cell table:style-name="ce86" office:value-type="float" office:value="10">
            <text:p>10</text:p>
          </table:table-cell>
          <table:table-cell table:style-name="ce82"/>
          <table:covered-table-cell table:style-name="ce93"/>
          <table:table-cell table:style-name="ce96" table:formula="of:=SUM([.A17:.A27])" office:value-type="float" office:value="228">
            <text:p>228</text:p>
          </table:table-cell>
          <table:table-cell table:style-name="ce96" table:formula="of:=SUM([.A17:.A28])" office:value-type="float" office:value="261">
            <text:p>26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11">
            <text:p>11</text:p>
          </table:table-cell>
          <table:table-cell table:style-name="ce82" table:number-columns-repeated="4"/>
          <table:covered-table-cell table:style-name="ce93"/>
          <table:table-cell table:style-name="Default" table:number-columns-repeated="2"/>
          <table:covered-table-cell table:style-name="ce84"/>
          <table:table-cell table:style-name="Default" table:number-columns-repeated="1015"/>
        </table:table-row>
        <table:table-row table:style-name="ro19">
          <table:table-cell table:style-name="ce84" table:formula="of:=SUM([.A17:.A29])" office:value-type="float" office:value="272" table:number-columns-spanned="5" table:number-rows-spanned="1">
            <text:p>272</text:p>
          </table:table-cell>
          <table:covered-table-cell table:style-name="ce84"/>
          <table:covered-table-cell table:number-columns-repeated="3" table:style-name="Default"/>
          <table:table-cell table:style-name="Default" table:number-columns-repeated="3"/>
          <table:table-cell table:style-name="ce84" office:value-type="float" office:value="272">
            <text:p>272</text:p>
          </table:table-cell>
          <table:table-cell table:style-name="Default" table:number-columns-repeated="1015"/>
        </table:table-row>
        <table:table-row table:style-name="ro19">
          <table:table-cell table:style-name="Default"/>
          <table:table-cell table:style-name="ce89" office:value-type="string">
            <text:p>X start 20</text:p>
          </table:table-cell>
          <table:table-cell table:style-name="Default"/>
          <table:table-cell table:style-name="ce89" office:value-type="string">
            <text:p>X start 250</text:p>
          </table:table-cell>
          <table:table-cell table:style-name="Default" table:number-columns-repeated="1020"/>
        </table:table-row>
        <table:table-row table:style-name="ro19">
          <table:table-cell table:style-name="Default"/>
          <table:table-cell table:style-name="ce90" office:value-type="string">
            <text:p>X end 230</text:p>
          </table:table-cell>
          <table:table-cell table:style-name="Default"/>
          <table:table-cell table:style-name="ce90" office:value-type="string">
            <text:p>X end 460</text:p>
          </table:table-cell>
          <table:table-cell table:style-name="Default"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T Menu 2" table:style-name="ta11" table:print="false">
        <office:forms form:automatic-focus="false" form:apply-design-mode="false"/>
        <table:table-column table:style-name="co32" table:default-cell-style-name="ce99"/>
        <table:table-column table:style-name="co33" table:default-cell-style-name="ce99"/>
        <table:table-column table:style-name="co32" table:default-cell-style-name="ce99"/>
        <table:table-column table:style-name="co34" table:default-cell-style-name="ce99"/>
        <table:table-column table:style-name="co32" table:default-cell-style-name="ce99"/>
        <table:table-column table:style-name="co34" table:default-cell-style-name="ce103"/>
        <table:table-column table:style-name="co32" table:default-cell-style-name="ce99"/>
        <table:table-column table:style-name="co35" table:default-cell-style-name="ce99"/>
        <table:table-column table:style-name="co32" table:default-cell-style-name="ce99"/>
        <table:table-column table:style-name="co36" table:default-cell-style-name="ce93"/>
        <table:table-column table:style-name="co37" table:number-columns-repeated="3" table:default-cell-style-name="ce84"/>
        <table:table-row table:style-name="ro15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style-name="ce92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98" office:value-type="float" office:value="68" table:number-columns-spanned="1" table:number-rows-spanned="3">
            <text:p>68</text:p>
          </table:table-cell>
        </table:table-row>
        <table:table-row table:style-name="ro16">
          <table:table-cell office:value-type="float" office:value="40">
            <text:p>40</text:p>
          </table:table-cell>
          <table:table-cell table:style-name="ce100" office:value-type="float" office:value="40">
            <text:p>40</text:p>
          </table:table-cell>
          <table:table-cell table:number-columns-repeated="2"/>
          <table:table-cell table:style-name="ce100"/>
          <table:table-cell table:number-columns-repeated="2"/>
          <table:table-cell table:style-name="ce100"/>
          <table:table-cell/>
          <table:covered-table-cell/>
          <table:table-cell office:value-type="string">
            <text:p>X start</text:p>
          </table:table-cell>
          <table:table-cell office:value-type="string">
            <text:p>X end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1">
            <text:p>1</text:p>
          </table:table-cell>
          <table:table-cell/>
          <table:table-cell table:style-name="ce102" office:value-type="float" office:value="2" table:number-columns-spanned="3" table:number-rows-spanned="1">
            <text:p>2</text:p>
          </table:table-cell>
          <table:covered-table-cell table:style-name="ce101"/>
          <table:covered-table-cell/>
          <table:table-cell/>
          <table:table-cell table:style-name="ce101" office:value-type="float" office:value="3">
            <text:p>3</text:p>
          </table:table-cell>
          <table:table-cell/>
          <table:covered-table-cell/>
          <table:table-cell table:formula="of:=SUM([.A1:.A3])" office:value-type="float" office:value="68">
            <text:p>68</text:p>
          </table:table-cell>
          <table:table-cell table:formula="of:=[.K4]+[.A4]" office:value-type="float" office:value="100">
            <text:p>100</text:p>
          </table:table-cell>
          <table:table-cell table:style-name="ce98" office:value-type="float" office:value="204" table:number-columns-spanned="1" table:number-rows-spanned="10">
            <text:p>204</text:p>
          </table:table-cell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4">
            <text:p>4</text:p>
          </table:table-cell>
          <table:table-cell/>
          <table:table-cell table:style-name="ce102" office:value-type="float" office:value="5" table:number-columns-spanned="3" table:number-rows-spanned="1">
            <text:p>5</text:p>
          </table:table-cell>
          <table:covered-table-cell table:style-name="ce101" office:value-type="float" office:value="5">
            <text:p>5</text:p>
          </table:covered-table-cell>
          <table:covered-table-cell/>
          <table:table-cell/>
          <table:table-cell table:style-name="ce101" office:value-type="float" office:value="6">
            <text:p>6</text:p>
          </table:table-cell>
          <table:table-cell/>
          <table:covered-table-cell/>
          <table:table-cell table:formula="of:=SUM([.A1:.A5])" office:value-type="float" office:value="108">
            <text:p>108</text:p>
          </table:table-cell>
          <table:table-cell table:formula="of:=[.K6]+[.A6]" office:value-type="float" office:value="140">
            <text:p>14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7">
            <text:p>7</text:p>
          </table:table-cell>
          <table:table-cell/>
          <table:table-cell table:style-name="ce102" office:value-type="float" office:value="8" table:number-columns-spanned="3" table:number-rows-spanned="1">
            <text:p>8</text:p>
          </table:table-cell>
          <table:covered-table-cell table:style-name="ce101"/>
          <table:covered-table-cell/>
          <table:table-cell/>
          <table:table-cell table:style-name="ce101" office:value-type="float" office:value="9">
            <text:p>9</text:p>
          </table:table-cell>
          <table:table-cell/>
          <table:covered-table-cell/>
          <table:table-cell table:formula="of:=SUM([.A1:.A7])" office:value-type="float" office:value="148">
            <text:p>148</text:p>
          </table:table-cell>
          <table:table-cell table:formula="of:=[.K8]+[.A8]" office:value-type="float" office:value="180">
            <text:p>18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string">
            <text:p>Del</text:p>
          </table:table-cell>
          <table:table-cell/>
          <table:table-cell table:style-name="ce102" office:value-type="float" office:value="0" table:number-columns-spanned="3" table:number-rows-spanned="1">
            <text:p>0</text:p>
          </table:table-cell>
          <table:covered-table-cell table:style-name="ce101"/>
          <table:covered-table-cell/>
          <table:table-cell/>
          <table:table-cell table:style-name="ce101" office:value-type="string">
            <text:p>:</text:p>
          </table:table-cell>
          <table:table-cell/>
          <table:covered-table-cell/>
          <table:table-cell table:formula="of:=SUM([.A1:.A9])" office:value-type="float" office:value="188">
            <text:p>188</text:p>
          </table:table-cell>
          <table:table-cell table:formula="of:=[.K10]+[.A10]" office:value-type="float" office:value="220">
            <text:p>22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string" table:number-columns-spanned="3" table:number-rows-spanned="1">
            <text:p>Back</text:p>
          </table:table-cell>
          <table:covered-table-cell table:number-columns-repeated="2"/>
          <table:table-cell table:style-name="ce103"/>
          <table:table-cell table:style-name="ce101" office:value-type="string" table:number-columns-spanned="3" table:number-rows-spanned="1">
            <text:p>Enter</text:p>
          </table:table-cell>
          <table:covered-table-cell/>
          <table:covered-table-cell table:style-name="ce101"/>
          <table:table-cell/>
          <table:covered-table-cell/>
          <table:table-cell table:formula="of:=SUM([.A1:.A11])" office:value-type="float" office:value="228">
            <text:p>228</text:p>
          </table:table-cell>
          <table:table-cell table:formula="of:=[.K12]+[.A12]" office:value-type="float" office:value="260">
            <text:p>260</text:p>
          </table:table-cell>
          <table:covered-table-cell/>
        </table:table-row>
        <table:table-row table:style-name="ro17">
          <table:table-cell office:value-type="float" office:value="12">
            <text:p>12</text:p>
          </table:table-cell>
          <table:table-cell table:number-columns-repeated="8"/>
          <table:covered-table-cell/>
          <table:table-cell table:style-name="Default" table:number-columns-repeated="2"/>
          <table:covered-table-cell/>
        </table:table-row>
        <table:table-row table:style-name="ro19">
          <table:table-cell table:style-name="ce84" office:value-type="float" office:value="272" table:number-columns-spanned="7" table:number-rows-spanned="1">
            <text:p>272</text:p>
          </table:table-cell>
          <table:covered-table-cell table:style-name="ce84"/>
          <table:covered-table-cell table:number-columns-repeated="5" table:style-name="Default"/>
          <table:table-cell table:style-name="Default" table:number-columns-repeated="5"/>
          <table:table-cell office:value-type="float" office:value="272">
            <text:p>272</text:p>
          </table:table-cell>
        </table:table-row>
        <table:table-row table:style-name="ro19">
          <table:table-cell table:style-name="Default"/>
          <table:table-cell table:style-name="ce89" office:value-type="string">
            <text:p>Y start 20</text:p>
          </table:table-cell>
          <table:table-cell table:style-name="Default" table:number-columns-repeated="2"/>
          <table:table-cell table:style-name="ce89" office:value-type="string">
            <text:p>Y start 250</text:p>
          </table:table-cell>
          <table:table-cell table:style-name="Default" table:number-columns-repeated="2"/>
          <table:table-cell table:style-name="ce89" office:value-type="string">
            <text:p>Y start 250</text:p>
          </table:table-cell>
          <table:table-cell table:style-name="Default" table:number-columns-repeated="5"/>
        </table:table-row>
        <table:table-row table:style-name="ro19">
          <table:table-cell table:style-name="Default"/>
          <table:table-cell table:style-name="ce90" office:value-type="string">
            <text:p>Y end 230</text:p>
          </table:table-cell>
          <table:table-cell table:style-name="Default" table:number-columns-repeated="2"/>
          <table:table-cell table:style-name="ce90" office:value-type="string">
            <text:p>Y end 460</text:p>
          </table:table-cell>
          <table:table-cell table:style-name="Default" table:number-columns-repeated="2"/>
          <table:table-cell table:style-name="ce90" office:value-type="string">
            <text:p>Y end 460</text:p>
          </table:table-cell>
          <table:table-cell table:style-name="Default" table:number-columns-repeated="5"/>
        </table:table-row>
      </table:table>
      <table:table table:name="Menu Entries" table:style-name="ta13" table:print="false">
        <office:forms form:automatic-focus="false" form:apply-design-mode="false"/>
        <table:table-column table:style-name="co5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2" table:default-cell-style-name="Excel_20_Built-in_20_Normal"/>
        <table:table-column table:style-name="co5" table:number-columns-repeated="1018" table:default-cell-style-name="Excel_20_Built-in_20_Normal"/>
        <table:table-row table:style-name="ro2">
          <table:table-cell office:value-type="string">
            <text:p>Old Menu</text:p>
          </table:table-cell>
          <table:table-cell table:number-columns-repeated="1023"/>
        </table:table-row>
        <table:table-row table:style-name="ro2">
          <table:table-cell office:value-type="string">
            <text:p>Useer Setup</text:p>
          </table:table-cell>
          <table:table-cell table:number-columns-repeated="1023"/>
        </table:table-row>
        <table:table-row table:style-name="ro2">
          <table:table-cell/>
          <table:table-cell table:style-name="ce110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Temp Precision</text:p>
          </table:table-cell>
          <table:table-cell office:value-type="string">
            <text:p>No Dec</text:p>
          </table:table-cell>
          <table:table-cell table:style-name="ce111" office:value-type="date" office:date-value="2016-12-01">
            <text:p>1-Dec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2">
          <table:table-cell/>
          <table:table-cell table:style-name="ce110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2">
          <table:table-cell/>
          <table:table-cell table:style-name="ce110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2">
          <table:table-cell office:value-type="string">
            <text:p>Timers Setup</text:p>
          </table:table-cell>
          <table:table-cell table:number-columns-repeated="1023"/>
        </table:table-row>
        <table:table-row table:style-name="ro2">
          <table:table-cell/>
          <table:table-cell table:style-name="ce110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 office:value-type="string">
            <text:p>Sensor Addr Setup</text:p>
          </table:table-cell>
          <table:table-cell table:number-columns-repeated="1023"/>
        </table:table-row>
        <table:table-row table:style-name="ro2">
          <table:table-cell/>
          <table:table-cell table:style-name="ce55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 office:value-type="string">
            <text:p>Sensor Setup</text:p>
          </table:table-cell>
          <table:table-cell table:number-columns-repeated="1023"/>
        </table:table-row>
        <table:table-row table:style-name="ro2">
          <table:table-cell/>
          <table:table-cell table:style-name="ce110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2">
          <table:table-cell office:value-type="string">
            <text:p>System Setup</text:p>
          </table:table-cell>
          <table:table-cell table:number-columns-repeated="1023"/>
        </table:table-row>
        <table:table-row table:style-name="ro2">
          <table:table-cell/>
          <table:table-cell table:style-name="ce110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2">
          <table:table-cell/>
          <table:table-cell table:style-name="ce110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2">
          <table:table-cell/>
          <table:table-cell table:style-name="ce110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0" office:value-type="string">
            <text:p>{ "Brightness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Time Format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Display Sec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Date/Time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0" office:value-type="string">
            <text:p>{ "Set Timer 1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2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3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4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5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6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7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t Timer 8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0" office:value-type="string">
            <text:p>{ "Temp Unit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Precision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Read Delay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Sensor Names",</text:p>
          </table:table-cell>
          <table:table-cell table:style-name="ce55" office:value-type="string">
            <text:p>Temp Sens 1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style-name="ce55" office:value-type="string">
            <text:p>Temp Sens 2 Add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{ Sensor Calib</text:p>
          </table:table-cell>
          <table:table-cell/>
          <table:table-cell table:style-name="ce55" office:value-type="string">
            <text:p>Temp Sens 3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10" office:value-type="string">
            <text:p>{ "Calib Temp 1",</text:p>
          </table:table-cell>
          <table:table-cell table:style-name="ce55" office:value-type="string">
            <text:p>Temp Sens 4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10" office:value-type="string">
            <text:p>{ "Calib Temp 2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Calib Temp 3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Calib Temp 4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0" office:value-type="string">
            <text:p>{ "On/Off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Calib Flow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0" office:value-type="string">
            <text:p>{ "Debugging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Erase EEPROM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0" office:value-type="string">
            <text:p>{ "Restore Defaults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07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n_20_User_20_Settings" style:display-name="PageStyle_Non 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ettings" style:display-name="PageStyle_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arm_20_Settings" style:display-name="PageStyle_Alarm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Settings" style:display-name="PageStyle_Senso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t_20_Shift" style:display-name="PageStyle_Bit Shi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CD_20_Setups" style:display-name="PageStyle_LCD Set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Variables" style:display-name="PageStyle_Menu 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Hour" style:display-name="PageStyle_12 H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ing" style:display-name="PageStyle_Tim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T_20_Menu" style:display-name="PageStyle_TFT 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Entries" style:display-name="PageStyle_Menu Ent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07:44:57.30</dc:date>
    <dc:creator>Robert King</dc:creator>
    <meta:generator>OpenOffice/4.1.5$Win32 OpenOffice.org_project/415m1$Build-9789</meta:generator>
    <meta:editing-duration>PT4M46S</meta:editing-duration>
    <meta:editing-cycles>2</meta:editing-cycles>
    <meta:document-statistic meta:table-count="12" meta:cell-count="7663" meta:object-count="0"/>
  </office:meta>
</office:document-meta>
</file>